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4"/>
    <style:style style:name="ce5" style:family="table-cell" style:parent-style-name="Default"/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4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4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Foglio1.$U3]" style:apply-style-name="Accent" style:base-cell-address="Foglio1.C3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5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61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6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2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5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6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7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8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map style:condition="cell-content()&lt;=[$Foglio1.$U3]" style:apply-style-name="Accent" style:base-cell-address="Foglio1.C3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0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&lt;=[$Foglio1.$U3]" style:apply-style-name="Accent" style:base-cell-address="Foglio1.C3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lt;=[$Foglio1.$U3]" style:apply-style-name="Accent" style:base-cell-address="Foglio1.C3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cell-content()&lt;=[$Foglio1.$U3]" style:apply-style-name="Accent" style:base-cell-address="Foglio1.C3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 style:data-style-name="N4"/>
    <style:style style:name="ce8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4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9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9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21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</style:style>
    <style:style style:name="ce104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18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6"/>
        <table:table-column table:style-name="co2" table:default-cell-style-name="ce12"/>
        <table:table-column table:style-name="co4" table:number-columns-repeated="3" table:default-cell-style-name="ce12"/>
        <table:table-column table:style-name="co6" table:default-cell-style-name="ce6"/>
        <table:table-column table:style-name="co7" table:default-cell-style-name="ce24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" table:number-columns-repeated="2" table:default-cell-style-name="ce32"/>
        <table:table-column table:style-name="co1" table:default-cell-style-name="ce12"/>
        <table:table-column table:style-name="co1" table:default-cell-style-name="ce40"/>
        <table:table-column table:style-name="co1" table:number-columns-repeated="43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Class</text:p>
          </table:table-cell>
          <table:covered-table-cell/>
          <table:table-cell table:style-name="ce11" office:value-type="string" calcext:value-type="string" table:number-columns-spanned="5" table:number-rows-spanned="1">
            <text:p>Group by Hash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Single Placement</text:p>
          </table:table-cell>
          <table:covered-table-cell table:number-columns-repeated="4"/>
          <table:table-cell table:style-name="ce23" office:value-type="string" calcext:value-type="string">
            <text:p>BRKGA-VD</text:p>
          </table:table-cell>
          <table:table-cell table:style-name="ce31" table:number-columns-repeated="6"/>
          <table:table-cell/>
          <table:table-cell table:style-name="ce23" office:value-type="string" calcext:value-type="string">
            <text:p>MIN</text:p>
          </table:table-cell>
          <table:table-cell table:number-columns-repeated="43"/>
        </table:table-row>
        <table:table-row table:style-name="ro1">
          <table:table-cell table:style-name="ce12" office:value-type="string" calcext:value-type="string">
            <text:p>Instance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table:number-columns-repeated="8"/>
          <table:table-cell table:style-name="ce24"/>
          <table:table-cell table:number-columns-repeated="4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80.5" calcext:value-type="float">
            <text:p>80.50</text:p>
          </table:table-cell>
          <table:table-cell table:style-name="ce45" office:value-type="float" office:value="85.2" calcext:value-type="float">
            <text:p>85.20</text:p>
          </table:table-cell>
          <table:table-cell table:style-name="ce45" office:value-type="float" office:value="150.7" calcext:value-type="float">
            <text:p>150.70</text:p>
          </table:table-cell>
          <table:table-cell table:style-name="ce45" office:value-type="float" office:value="307" calcext:value-type="float">
            <text:p>307.00</text:p>
          </table:table-cell>
          <table:table-cell table:style-name="ce57" office:value-type="float" office:value="820.3" calcext:value-type="float">
            <text:p>820.30</text:p>
          </table:table-cell>
          <table:table-cell table:style-name="ce45" office:value-type="float" office:value="85" calcext:value-type="float">
            <text:p>85.00</text:p>
          </table:table-cell>
          <table:table-cell table:style-name="ce45" office:value-type="float" office:value="109.4" calcext:value-type="float">
            <text:p>109.40</text:p>
          </table:table-cell>
          <table:table-cell table:style-name="ce45" office:value-type="float" office:value="192.8" calcext:value-type="float">
            <text:p>192.80</text:p>
          </table:table-cell>
          <table:table-cell table:style-name="ce45" office:value-type="float" office:value="390.6" calcext:value-type="float">
            <text:p>390.60</text:p>
          </table:table-cell>
          <table:table-cell table:style-name="ce57" office:value-type="float" office:value="968.2" calcext:value-type="float">
            <text:p>968.20</text:p>
          </table:table-cell>
          <table:table-cell table:style-name="ce25" table:formula="of:=[$BRKGA.A2]*[$BRKGA.$B$2]" office:value-type="float" office:value="1293.25014180374" calcext:value-type="float">
            <text:p>1,293.25</text:p>
          </table:table-cell>
          <table:table-cell table:style-name="ce33" table:number-columns-repeated="7"/>
          <table:table-cell table:style-name="ce38" table:formula="of:=MIN([.C3:.T3])" office:value-type="float" office:value="80.5" calcext:value-type="float">
            <text:p>80.5</text:p>
          </table:table-cell>
          <table:table-cell table:style-name="ce41" table:number-columns-repeated="43"/>
        </table:table-row>
        <table:table-row table:style-name="ro1">
          <table:table-cell table:style-name="ce12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137.9" calcext:value-type="float">
            <text:p>137.90</text:p>
          </table:table-cell>
          <table:table-cell table:style-name="ce47" office:value-type="float" office:value="439.1" calcext:value-type="float">
            <text:p>439.10</text:p>
          </table:table-cell>
          <table:table-cell table:style-name="ce47" office:value-type="float" office:value="819.6" calcext:value-type="float">
            <text:p>819.60</text:p>
          </table:table-cell>
          <table:table-cell table:style-name="ce47" office:value-type="float" office:value="1500.6" calcext:value-type="float">
            <text:p>1,500.60</text:p>
          </table:table-cell>
          <table:table-cell table:style-name="ce56" office:value-type="float" office:value="3737.6" calcext:value-type="float">
            <text:p>3,737.60</text:p>
          </table:table-cell>
          <table:table-cell table:style-name="ce47" office:value-type="float" office:value="177.2" calcext:value-type="float">
            <text:p>177.20</text:p>
          </table:table-cell>
          <table:table-cell table:style-name="ce47" office:value-type="float" office:value="634.8" calcext:value-type="float">
            <text:p>634.80</text:p>
          </table:table-cell>
          <table:table-cell table:style-name="ce47" office:value-type="float" office:value="1181.5" calcext:value-type="float">
            <text:p>1,181.50</text:p>
          </table:table-cell>
          <table:table-cell table:style-name="ce47" office:value-type="float" office:value="2409.1" calcext:value-type="float">
            <text:p>2,409.10</text:p>
          </table:table-cell>
          <table:table-cell table:style-name="ce56" office:value-type="float" office:value="5540.1" calcext:value-type="float">
            <text:p>5,540.10</text:p>
          </table:table-cell>
          <table:table-cell table:style-name="ce26" table:formula="of:=[$BRKGA.A3]*[$BRKGA.$B$2]" office:value-type="float" office:value="7005.10493477028" calcext:value-type="float">
            <text:p>7,005.10</text:p>
          </table:table-cell>
          <table:table-cell table:style-name="ce34" table:number-columns-repeated="6"/>
          <table:table-cell table:style-name="ce13"/>
          <table:table-cell table:style-name="ce24" table:formula="of:=MIN([.C4:.T4])" office:value-type="float" office:value="137.9" calcext:value-type="float">
            <text:p>137.9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341.5" calcext:value-type="float">
            <text:p>341.50</text:p>
          </table:table-cell>
          <table:table-cell table:style-name="ce47" office:value-type="float" office:value="1237.1" calcext:value-type="float">
            <text:p>1,237.10</text:p>
          </table:table-cell>
          <table:table-cell table:style-name="ce47" office:value-type="float" office:value="2478.6" calcext:value-type="float">
            <text:p>2,478.60</text:p>
          </table:table-cell>
          <table:table-cell table:style-name="ce47" office:value-type="float" office:value="4677.3" calcext:value-type="float">
            <text:p>4,677.30</text:p>
          </table:table-cell>
          <table:table-cell table:style-name="ce56" office:value-type="float" office:value="12143.3" calcext:value-type="float">
            <text:p>12,143.30</text:p>
          </table:table-cell>
          <table:table-cell table:style-name="ce47" office:value-type="float" office:value="494.1" calcext:value-type="float">
            <text:p>494.10</text:p>
          </table:table-cell>
          <table:table-cell table:style-name="ce47" office:value-type="float" office:value="1865.9" calcext:value-type="float">
            <text:p>1,865.90</text:p>
          </table:table-cell>
          <table:table-cell table:style-name="ce47" office:value-type="float" office:value="3817.8" calcext:value-type="float">
            <text:p>3,817.80</text:p>
          </table:table-cell>
          <table:table-cell table:style-name="ce47" office:value-type="float" office:value="7625.6" calcext:value-type="float">
            <text:p>7,625.60</text:p>
          </table:table-cell>
          <table:table-cell table:style-name="ce56" office:value-type="float" office:value="18751.7" calcext:value-type="float">
            <text:p>18,751.70</text:p>
          </table:table-cell>
          <table:table-cell table:style-name="ce26" table:formula="of:=[$BRKGA.A4]*[$BRKGA.$B$2]" office:value-type="float" office:value="17674.4186046512" calcext:value-type="float">
            <text:p>17,674.42</text:p>
          </table:table-cell>
          <table:table-cell table:style-name="ce34" table:number-columns-repeated="6"/>
          <table:table-cell table:style-name="ce13"/>
          <table:table-cell table:style-name="ce24" table:formula="of:=MIN([.C5:.T5])" office:value-type="float" office:value="341.5" calcext:value-type="float">
            <text:p>341.5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697.4" calcext:value-type="float">
            <text:p>697.40</text:p>
          </table:table-cell>
          <table:table-cell table:style-name="ce48" office:value-type="float" office:value="2808.2" calcext:value-type="float">
            <text:p>2,808.20</text:p>
          </table:table-cell>
          <table:table-cell table:style-name="ce48" office:value-type="float" office:value="5144.3" calcext:value-type="float">
            <text:p>5,144.30</text:p>
          </table:table-cell>
          <table:table-cell table:style-name="ce48" office:value-type="float" office:value="10319.2" calcext:value-type="float">
            <text:p>10,319.20</text:p>
          </table:table-cell>
          <table:table-cell table:style-name="ce61" office:value-type="float" office:value="26679.4" calcext:value-type="float">
            <text:p>26,679.40</text:p>
          </table:table-cell>
          <table:table-cell table:style-name="ce48" office:value-type="float" office:value="1087.3" calcext:value-type="float">
            <text:p>1,087.30</text:p>
          </table:table-cell>
          <table:table-cell table:style-name="ce48" office:value-type="float" office:value="4629.8" calcext:value-type="float">
            <text:p>4,629.80</text:p>
          </table:table-cell>
          <table:table-cell table:style-name="ce48" office:value-type="float" office:value="9134.6" calcext:value-type="float">
            <text:p>9,134.60</text:p>
          </table:table-cell>
          <table:table-cell table:style-name="ce48" office:value-type="float" office:value="18256.5" calcext:value-type="float">
            <text:p>18,256.50</text:p>
          </table:table-cell>
          <table:table-cell table:style-name="ce61" office:value-type="float" office:value="44792.7" calcext:value-type="float">
            <text:p>44,792.70</text:p>
          </table:table-cell>
          <table:table-cell table:style-name="ce27" table:formula="of:=[$BRKGA.A5]*[$BRKGA.$B$2]" office:value-type="float" office:value="34702.2121384005" calcext:value-type="float">
            <text:p>34,702.21</text:p>
          </table:table-cell>
          <table:table-cell table:style-name="ce34" table:number-columns-repeated="6"/>
          <table:table-cell table:style-name="ce13"/>
          <table:table-cell table:style-name="ce24" table:formula="of:=MIN([.C6:.T6])" office:value-type="float" office:value="697.4" calcext:value-type="float">
            <text:p>697.4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24.7" calcext:value-type="float">
            <text:p>24.70</text:p>
          </table:table-cell>
          <table:table-cell table:style-name="ce45" office:value-type="float" office:value="72.8" calcext:value-type="float">
            <text:p>72.80</text:p>
          </table:table-cell>
          <table:table-cell table:style-name="ce45" office:value-type="float" office:value="126.5" calcext:value-type="float">
            <text:p>126.50</text:p>
          </table:table-cell>
          <table:table-cell table:style-name="ce45" office:value-type="float" office:value="220.1" calcext:value-type="float">
            <text:p>220.10</text:p>
          </table:table-cell>
          <table:table-cell table:style-name="ce57" office:value-type="float" office:value="555.7" calcext:value-type="float">
            <text:p>555.70</text:p>
          </table:table-cell>
          <table:table-cell table:style-name="ce45" office:value-type="float" office:value="35.8" calcext:value-type="float">
            <text:p>35.80</text:p>
          </table:table-cell>
          <table:table-cell table:style-name="ce45" office:value-type="float" office:value="125.6" calcext:value-type="float">
            <text:p>125.60</text:p>
          </table:table-cell>
          <table:table-cell table:style-name="ce45" office:value-type="float" office:value="243.2" calcext:value-type="float">
            <text:p>243.20</text:p>
          </table:table-cell>
          <table:table-cell table:style-name="ce45" office:value-type="float" office:value="510.8" calcext:value-type="float">
            <text:p>510.80</text:p>
          </table:table-cell>
          <table:table-cell table:style-name="ce57" office:value-type="float" office:value="1190.3" calcext:value-type="float">
            <text:p>1,190.30</text:p>
          </table:table-cell>
          <table:table-cell table:style-name="ce25" table:formula="of:=[$BRKGA.A6]*[$BRKGA.$B$2]" office:value-type="float" office:value="1293.25014180374" calcext:value-type="float">
            <text:p>1,293.25</text:p>
          </table:table-cell>
          <table:table-cell table:style-name="ce35"/>
          <table:table-cell table:style-name="ce33" table:number-columns-repeated="3"/>
          <table:table-cell table:style-name="ce35" table:number-columns-repeated="2"/>
          <table:table-cell table:style-name="ce33"/>
          <table:table-cell table:style-name="ce38" table:formula="of:=MIN([.C7:.T7])" office:value-type="float" office:value="24.7" calcext:value-type="float">
            <text:p>24.7</text:p>
          </table:table-cell>
          <table:table-cell table:style-name="ce41" table:number-columns-repeated="43"/>
        </table:table-row>
        <table:table-row table:style-name="ro1">
          <table:table-cell table:style-name="ce12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105.8" calcext:value-type="float">
            <text:p>105.80</text:p>
          </table:table-cell>
          <table:table-cell table:style-name="ce47" office:value-type="float" office:value="342.5" calcext:value-type="float">
            <text:p>342.50</text:p>
          </table:table-cell>
          <table:table-cell table:style-name="ce47" office:value-type="float" office:value="647.5" calcext:value-type="float">
            <text:p>647.50</text:p>
          </table:table-cell>
          <table:table-cell table:style-name="ce47" office:value-type="float" office:value="1528.7" calcext:value-type="float">
            <text:p>1,528.70</text:p>
          </table:table-cell>
          <table:table-cell table:style-name="ce56" office:value-type="float" office:value="3921.3" calcext:value-type="float">
            <text:p>3,921.30</text:p>
          </table:table-cell>
          <table:table-cell table:style-name="ce47" office:value-type="float" office:value="194" calcext:value-type="float">
            <text:p>194.00</text:p>
          </table:table-cell>
          <table:table-cell table:style-name="ce47" office:value-type="float" office:value="869" calcext:value-type="float">
            <text:p>869.00</text:p>
          </table:table-cell>
          <table:table-cell table:style-name="ce47" office:value-type="float" office:value="1724.5" calcext:value-type="float">
            <text:p>1,724.50</text:p>
          </table:table-cell>
          <table:table-cell table:style-name="ce47" office:value-type="float" office:value="3391.5" calcext:value-type="float">
            <text:p>3,391.50</text:p>
          </table:table-cell>
          <table:table-cell table:style-name="ce56" office:value-type="float" office:value="8489.3" calcext:value-type="float">
            <text:p>8,489.30</text:p>
          </table:table-cell>
          <table:table-cell table:style-name="ce26" table:formula="of:=[$BRKGA.A7]*[$BRKGA.$B$2]" office:value-type="float" office:value="7112.87577992059" calcext:value-type="float">
            <text:p>7,112.88</text:p>
          </table:table-cell>
          <table:table-cell table:style-name="ce34" table:number-columns-repeated="6"/>
          <table:table-cell table:style-name="ce13"/>
          <table:table-cell table:style-name="ce24" table:formula="of:=MIN([.C8:.T8])" office:value-type="float" office:value="105.8" calcext:value-type="float">
            <text:p>105.8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266" calcext:value-type="float">
            <text:p>266.00</text:p>
          </table:table-cell>
          <table:table-cell table:style-name="ce47" office:value-type="float" office:value="974.6" calcext:value-type="float">
            <text:p>974.60</text:p>
          </table:table-cell>
          <table:table-cell table:style-name="ce47" office:value-type="float" office:value="1842.7" calcext:value-type="float">
            <text:p>1,842.70</text:p>
          </table:table-cell>
          <table:table-cell table:style-name="ce47" office:value-type="float" office:value="3399.2" calcext:value-type="float">
            <text:p>3,399.20</text:p>
          </table:table-cell>
          <table:table-cell table:style-name="ce56" office:value-type="float" office:value="8160.6" calcext:value-type="float">
            <text:p>8,160.60</text:p>
          </table:table-cell>
          <table:table-cell table:style-name="ce47" office:value-type="float" office:value="590.3" calcext:value-type="float">
            <text:p>590.30</text:p>
          </table:table-cell>
          <table:table-cell table:style-name="ce47" office:value-type="float" office:value="2599.2" calcext:value-type="float">
            <text:p>2,599.20</text:p>
          </table:table-cell>
          <table:table-cell table:style-name="ce47" office:value-type="float" office:value="4943.7" calcext:value-type="float">
            <text:p>4,943.70</text:p>
          </table:table-cell>
          <table:table-cell table:style-name="ce47" office:value-type="float" office:value="10118.5" calcext:value-type="float">
            <text:p>10,118.50</text:p>
          </table:table-cell>
          <table:table-cell table:style-name="ce56" office:value-type="float" office:value="24492.2" calcext:value-type="float">
            <text:p>24,492.20</text:p>
          </table:table-cell>
          <table:table-cell table:style-name="ce26" table:formula="of:=[$BRKGA.A8]*[$BRKGA.$B$2]" office:value-type="float" office:value="17782.1894498015" calcext:value-type="float">
            <text:p>17,782.19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9:.T9])" office:value-type="float" office:value="266" calcext:value-type="float">
            <text:p>266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532.4" calcext:value-type="float">
            <text:p>532.40</text:p>
          </table:table-cell>
          <table:table-cell table:style-name="ce48" office:value-type="float" office:value="1971" calcext:value-type="float">
            <text:p>1,971.00</text:p>
          </table:table-cell>
          <table:table-cell table:style-name="ce48" office:value-type="float" office:value="3817.3" calcext:value-type="float">
            <text:p>3,817.30</text:p>
          </table:table-cell>
          <table:table-cell table:style-name="ce48" office:value-type="float" office:value="7228.5" calcext:value-type="float">
            <text:p>7,228.50</text:p>
          </table:table-cell>
          <table:table-cell table:style-name="ce61" office:value-type="float" office:value="17694.9" calcext:value-type="float">
            <text:p>17,694.90</text:p>
          </table:table-cell>
          <table:table-cell table:style-name="ce48" office:value-type="float" office:value="1320.5" calcext:value-type="float">
            <text:p>1,320.50</text:p>
          </table:table-cell>
          <table:table-cell table:style-name="ce48" office:value-type="float" office:value="5792.7" calcext:value-type="float">
            <text:p>5,792.70</text:p>
          </table:table-cell>
          <table:table-cell table:style-name="ce48" office:value-type="float" office:value="11790.2" calcext:value-type="float">
            <text:p>11,790.20</text:p>
          </table:table-cell>
          <table:table-cell table:style-name="ce48" office:value-type="float" office:value="22535.6" calcext:value-type="float">
            <text:p>22,535.60</text:p>
          </table:table-cell>
          <table:table-cell table:style-name="ce61" office:value-type="float" office:value="53024.4" calcext:value-type="float">
            <text:p>53,024.40</text:p>
          </table:table-cell>
          <table:table-cell table:style-name="ce27" table:formula="of:=[$BRKGA.A9]*[$BRKGA.$B$2]" office:value-type="float" office:value="34486.6704480998" calcext:value-type="float">
            <text:p>34,486.67</text:p>
          </table:table-cell>
          <table:table-cell table:style-name="ce36"/>
          <table:table-cell table:style-name="ce34" table:number-columns-repeated="3"/>
          <table:table-cell table:style-name="ce36"/>
          <table:table-cell table:style-name="ce34"/>
          <table:table-cell table:style-name="ce13"/>
          <table:table-cell table:style-name="ce24" table:formula="of:=MIN([.C10:.T10])" office:value-type="float" office:value="532.4" calcext:value-type="float">
            <text:p>532.4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28.1" calcext:value-type="float">
            <text:p>28.10</text:p>
          </table:table-cell>
          <table:table-cell table:style-name="ce45" office:value-type="float" office:value="82.7" calcext:value-type="float">
            <text:p>82.70</text:p>
          </table:table-cell>
          <table:table-cell table:style-name="ce45" office:value-type="float" office:value="156.3" calcext:value-type="float">
            <text:p>156.30</text:p>
          </table:table-cell>
          <table:table-cell table:style-name="ce45" office:value-type="float" office:value="302.5" calcext:value-type="float">
            <text:p>302.50</text:p>
          </table:table-cell>
          <table:table-cell table:style-name="ce57" office:value-type="float" office:value="710.2" calcext:value-type="float">
            <text:p>710.20</text:p>
          </table:table-cell>
          <table:table-cell table:style-name="ce45" office:value-type="float" office:value="32.5" calcext:value-type="float">
            <text:p>32.50</text:p>
          </table:table-cell>
          <table:table-cell table:style-name="ce45" office:value-type="float" office:value="112" calcext:value-type="float">
            <text:p>112.00</text:p>
          </table:table-cell>
          <table:table-cell table:style-name="ce45" office:value-type="float" office:value="204" calcext:value-type="float">
            <text:p>204.00</text:p>
          </table:table-cell>
          <table:table-cell table:style-name="ce45" office:value-type="float" office:value="401.3" calcext:value-type="float">
            <text:p>401.30</text:p>
          </table:table-cell>
          <table:table-cell table:style-name="ce57" office:value-type="float" office:value="982.4" calcext:value-type="float">
            <text:p>982.40</text:p>
          </table:table-cell>
          <table:table-cell table:style-name="ce25" table:formula="of:=[$BRKGA.A10]*[$BRKGA.$B$2]" office:value-type="float" office:value="1293.25014180374" calcext:value-type="float">
            <text:p>1,293.25</text:p>
          </table:table-cell>
          <table:table-cell table:style-name="ce33" table:number-columns-repeated="6"/>
          <table:table-cell table:style-name="ce10"/>
          <table:table-cell table:style-name="ce38" table:formula="of:=MIN([.C11:.T11])" office:value-type="float" office:value="28.1" calcext:value-type="float">
            <text:p>28.1</text:p>
          </table:table-cell>
          <table:table-cell table:style-name="ce41" table:number-columns-repeated="43"/>
        </table:table-row>
        <table:table-row table:style-name="ro1">
          <table:table-cell table:style-name="ce12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120.1" calcext:value-type="float">
            <text:p>120.10</text:p>
          </table:table-cell>
          <table:table-cell table:style-name="ce47" office:value-type="float" office:value="489.3" calcext:value-type="float">
            <text:p>489.30</text:p>
          </table:table-cell>
          <table:table-cell table:style-name="ce47" office:value-type="float" office:value="910.7" calcext:value-type="float">
            <text:p>910.70</text:p>
          </table:table-cell>
          <table:table-cell table:style-name="ce47" office:value-type="float" office:value="1625.5" calcext:value-type="float">
            <text:p>1,625.50</text:p>
          </table:table-cell>
          <table:table-cell table:style-name="ce56" office:value-type="float" office:value="4313.9" calcext:value-type="float">
            <text:p>4,313.90</text:p>
          </table:table-cell>
          <table:table-cell table:style-name="ce47" office:value-type="float" office:value="162.2" calcext:value-type="float">
            <text:p>162.20</text:p>
          </table:table-cell>
          <table:table-cell table:style-name="ce47" office:value-type="float" office:value="621.7" calcext:value-type="float">
            <text:p>621.70</text:p>
          </table:table-cell>
          <table:table-cell table:style-name="ce47" office:value-type="float" office:value="1231.8" calcext:value-type="float">
            <text:p>1,231.80</text:p>
          </table:table-cell>
          <table:table-cell table:style-name="ce47" office:value-type="float" office:value="2234.1" calcext:value-type="float">
            <text:p>2,234.10</text:p>
          </table:table-cell>
          <table:table-cell table:style-name="ce56" office:value-type="float" office:value="6042.7" calcext:value-type="float">
            <text:p>6,042.70</text:p>
          </table:table-cell>
          <table:table-cell table:style-name="ce26" table:formula="of:=[$BRKGA.A11]*[$BRKGA.$B$2]" office:value-type="float" office:value="6897.33408961997" calcext:value-type="float">
            <text:p>6,897.33</text:p>
          </table:table-cell>
          <table:table-cell table:style-name="ce34" table:number-columns-repeated="6"/>
          <table:table-cell table:style-name="ce13"/>
          <table:table-cell table:style-name="ce24" table:formula="of:=MIN([.C12:.T12])" office:value-type="float" office:value="120.1" calcext:value-type="float">
            <text:p>120.1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341.2" calcext:value-type="float">
            <text:p>341.20</text:p>
          </table:table-cell>
          <table:table-cell table:style-name="ce47" office:value-type="float" office:value="1263.8" calcext:value-type="float">
            <text:p>1,263.80</text:p>
          </table:table-cell>
          <table:table-cell table:style-name="ce47" office:value-type="float" office:value="2455.6" calcext:value-type="float">
            <text:p>2,455.60</text:p>
          </table:table-cell>
          <table:table-cell table:style-name="ce47" office:value-type="float" office:value="4719.4" calcext:value-type="float">
            <text:p>4,719.40</text:p>
          </table:table-cell>
          <table:table-cell table:style-name="ce56" office:value-type="float" office:value="11596.8" calcext:value-type="float">
            <text:p>11,596.80</text:p>
          </table:table-cell>
          <table:table-cell table:style-name="ce47" office:value-type="float" office:value="461.4" calcext:value-type="float">
            <text:p>461.40</text:p>
          </table:table-cell>
          <table:table-cell table:style-name="ce47" office:value-type="float" office:value="1979.5" calcext:value-type="float">
            <text:p>1,979.50</text:p>
          </table:table-cell>
          <table:table-cell table:style-name="ce47" office:value-type="float" office:value="4027.4" calcext:value-type="float">
            <text:p>4,027.40</text:p>
          </table:table-cell>
          <table:table-cell table:style-name="ce47" office:value-type="float" office:value="8214.9" calcext:value-type="float">
            <text:p>8,214.90</text:p>
          </table:table-cell>
          <table:table-cell table:style-name="ce56" office:value-type="float" office:value="20657.8" calcext:value-type="float">
            <text:p>20,657.80</text:p>
          </table:table-cell>
          <table:table-cell table:style-name="ce26" table:formula="of:=[$BRKGA.A12]*[$BRKGA.$B$2]" office:value-type="float" office:value="18428.8145207034" calcext:value-type="float">
            <text:p>18,428.81</text:p>
          </table:table-cell>
          <table:table-cell table:style-name="ce34" table:number-columns-repeated="6"/>
          <table:table-cell table:style-name="ce13"/>
          <table:table-cell table:style-name="ce24" table:formula="of:=MIN([.C13:.T13])" office:value-type="float" office:value="341.2" calcext:value-type="float">
            <text:p>341.2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690" calcext:value-type="float">
            <text:p>690.00</text:p>
          </table:table-cell>
          <table:table-cell table:style-name="ce48" office:value-type="float" office:value="2694" calcext:value-type="float">
            <text:p>2,694.00</text:p>
          </table:table-cell>
          <table:table-cell table:style-name="ce48" office:value-type="float" office:value="5307.7" calcext:value-type="float">
            <text:p>5,307.70</text:p>
          </table:table-cell>
          <table:table-cell table:style-name="ce48" office:value-type="float" office:value="10418.3" calcext:value-type="float">
            <text:p>10,418.30</text:p>
          </table:table-cell>
          <table:table-cell table:style-name="ce61" office:value-type="float" office:value="25865.2" calcext:value-type="float">
            <text:p>25,865.20</text:p>
          </table:table-cell>
          <table:table-cell table:style-name="ce48" office:value-type="float" office:value="1018.2" calcext:value-type="float">
            <text:p>1,018.20</text:p>
          </table:table-cell>
          <table:table-cell table:style-name="ce48" office:value-type="float" office:value="4318.5" calcext:value-type="float">
            <text:p>4,318.50</text:p>
          </table:table-cell>
          <table:table-cell table:style-name="ce48" office:value-type="float" office:value="8788.7" calcext:value-type="float">
            <text:p>8,788.70</text:p>
          </table:table-cell>
          <table:table-cell table:style-name="ce48" office:value-type="float" office:value="17801.6" calcext:value-type="float">
            <text:p>17,801.60</text:p>
          </table:table-cell>
          <table:table-cell table:style-name="ce61" office:value-type="float" office:value="44903.8" calcext:value-type="float">
            <text:p>44,903.80</text:p>
          </table:table-cell>
          <table:table-cell table:style-name="ce27" table:formula="of:=[$BRKGA.A13]*[$BRKGA.$B$2]" office:value-type="float" office:value="35672.1497447533" calcext:value-type="float">
            <text:p>35,672.15</text:p>
          </table:table-cell>
          <table:table-cell table:style-name="ce34" table:number-columns-repeated="6"/>
          <table:table-cell table:style-name="ce13"/>
          <table:table-cell table:style-name="ce24" table:formula="of:=MIN([.C14:.T14])" office:value-type="float" office:value="690" calcext:value-type="float">
            <text:p>690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45.1" calcext:value-type="float">
            <text:p>45.10</text:p>
          </table:table-cell>
          <table:table-cell table:style-name="ce45" office:value-type="float" office:value="129.4" calcext:value-type="float">
            <text:p>129.40</text:p>
          </table:table-cell>
          <table:table-cell table:style-name="ce45" office:value-type="float" office:value="255.6" calcext:value-type="float">
            <text:p>255.60</text:p>
          </table:table-cell>
          <table:table-cell table:style-name="ce45" office:value-type="float" office:value="506.1" calcext:value-type="float">
            <text:p>506.10</text:p>
          </table:table-cell>
          <table:table-cell table:style-name="ce57" office:value-type="float" office:value="1200.9" calcext:value-type="float">
            <text:p>1,200.90</text:p>
          </table:table-cell>
          <table:table-cell table:style-name="ce45" office:value-type="float" office:value="95.6" calcext:value-type="float">
            <text:p>95.60</text:p>
          </table:table-cell>
          <table:table-cell table:style-name="ce45" office:value-type="float" office:value="150.2" calcext:value-type="float">
            <text:p>150.20</text:p>
          </table:table-cell>
          <table:table-cell table:style-name="ce45" office:value-type="float" office:value="280.4" calcext:value-type="float">
            <text:p>280.40</text:p>
          </table:table-cell>
          <table:table-cell table:style-name="ce45" office:value-type="float" office:value="532.5" calcext:value-type="float">
            <text:p>532.50</text:p>
          </table:table-cell>
          <table:table-cell table:style-name="ce57" office:value-type="float" office:value="1377" calcext:value-type="float">
            <text:p>1,377.00</text:p>
          </table:table-cell>
          <table:table-cell table:style-name="ce25" table:formula="of:=[$BRKGA.A14]*[$BRKGA.$B$2]" office:value-type="float" office:value="1185.47929665343" calcext:value-type="float">
            <text:p>1,185.48</text:p>
          </table:table-cell>
          <table:table-cell table:style-name="ce35" table:number-columns-repeated="6"/>
          <table:table-cell table:style-name="ce33"/>
          <table:table-cell table:style-name="ce38" table:formula="of:=MIN([.C15:.T15])" office:value-type="float" office:value="45.1" calcext:value-type="float">
            <text:p>45.1</text:p>
          </table:table-cell>
          <table:table-cell table:style-name="ce41" table:number-columns-repeated="43"/>
        </table:table-row>
        <table:table-row table:style-name="ro1">
          <table:table-cell table:style-name="ce12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220.7" calcext:value-type="float">
            <text:p>220.70</text:p>
          </table:table-cell>
          <table:table-cell table:style-name="ce47" office:value-type="float" office:value="817.4" calcext:value-type="float">
            <text:p>817.40</text:p>
          </table:table-cell>
          <table:table-cell table:style-name="ce47" office:value-type="float" office:value="1582.8" calcext:value-type="float">
            <text:p>1,582.80</text:p>
          </table:table-cell>
          <table:table-cell table:style-name="ce47" office:value-type="float" office:value="2973.3" calcext:value-type="float">
            <text:p>2,973.30</text:p>
          </table:table-cell>
          <table:table-cell table:style-name="ce56" office:value-type="float" office:value="7125.8" calcext:value-type="float">
            <text:p>7,125.80</text:p>
          </table:table-cell>
          <table:table-cell table:style-name="ce47" office:value-type="float" office:value="246" calcext:value-type="float">
            <text:p>246.00</text:p>
          </table:table-cell>
          <table:table-cell table:style-name="ce47" office:value-type="float" office:value="945.5" calcext:value-type="float">
            <text:p>945.50</text:p>
          </table:table-cell>
          <table:table-cell table:style-name="ce47" office:value-type="float" office:value="1742.8" calcext:value-type="float">
            <text:p>1,742.80</text:p>
          </table:table-cell>
          <table:table-cell table:style-name="ce47" office:value-type="float" office:value="3532.9" calcext:value-type="float">
            <text:p>3,532.90</text:p>
          </table:table-cell>
          <table:table-cell table:style-name="ce56" office:value-type="float" office:value="8636.6" calcext:value-type="float">
            <text:p>8,636.60</text:p>
          </table:table-cell>
          <table:table-cell table:style-name="ce26" table:formula="of:=[$BRKGA.A15]*[$BRKGA.$B$2]" office:value-type="float" office:value="6574.02155416903" calcext:value-type="float">
            <text:p>6,574.02</text:p>
          </table:table-cell>
          <table:table-cell table:style-name="ce34" table:number-columns-repeated="6"/>
          <table:table-cell table:style-name="ce13"/>
          <table:table-cell table:style-name="ce24" table:formula="of:=MIN([.C16:.T16])" office:value-type="float" office:value="220.7" calcext:value-type="float">
            <text:p>220.7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559.7" calcext:value-type="float">
            <text:p>559.70</text:p>
          </table:table-cell>
          <table:table-cell table:style-name="ce47" office:value-type="float" office:value="2074.5" calcext:value-type="float">
            <text:p>2,074.50</text:p>
          </table:table-cell>
          <table:table-cell table:style-name="ce47" office:value-type="float" office:value="3944.4" calcext:value-type="float">
            <text:p>3,944.40</text:p>
          </table:table-cell>
          <table:table-cell table:style-name="ce47" office:value-type="float" office:value="7778.1" calcext:value-type="float">
            <text:p>7,778.10</text:p>
          </table:table-cell>
          <table:table-cell table:style-name="ce56" office:value-type="float" office:value="19574.7" calcext:value-type="float">
            <text:p>19,574.70</text:p>
          </table:table-cell>
          <table:table-cell table:style-name="ce47" office:value-type="float" office:value="644.2" calcext:value-type="float">
            <text:p>644.20</text:p>
          </table:table-cell>
          <table:table-cell table:style-name="ce47" office:value-type="float" office:value="2601.6" calcext:value-type="float">
            <text:p>2,601.60</text:p>
          </table:table-cell>
          <table:table-cell table:style-name="ce47" office:value-type="float" office:value="5089.7" calcext:value-type="float">
            <text:p>5,089.70</text:p>
          </table:table-cell>
          <table:table-cell table:style-name="ce47" office:value-type="float" office:value="9968.2" calcext:value-type="float">
            <text:p>9,968.20</text:p>
          </table:table-cell>
          <table:table-cell table:style-name="ce56" office:value-type="float" office:value="24431.5" calcext:value-type="float">
            <text:p>24,431.50</text:p>
          </table:table-cell>
          <table:table-cell table:style-name="ce26" table:formula="of:=[$BRKGA.A16]*[$BRKGA.$B$2]" office:value-type="float" office:value="17135.5643788996" calcext:value-type="float">
            <text:p>17,135.56</text:p>
          </table:table-cell>
          <table:table-cell table:style-name="ce36"/>
          <table:table-cell table:style-name="ce34"/>
          <table:table-cell table:style-name="ce36" table:number-columns-repeated="4"/>
          <table:table-cell table:style-name="ce13"/>
          <table:table-cell table:style-name="ce24" table:formula="of:=MIN([.C17:.T17])" office:value-type="float" office:value="559.7" calcext:value-type="float">
            <text:p>559.7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1143.2" calcext:value-type="float">
            <text:p>1,143.20</text:p>
          </table:table-cell>
          <table:table-cell table:style-name="ce48" office:value-type="float" office:value="4685.5" calcext:value-type="float">
            <text:p>4,685.50</text:p>
          </table:table-cell>
          <table:table-cell table:style-name="ce48" office:value-type="float" office:value="8938.8" calcext:value-type="float">
            <text:p>8,938.80</text:p>
          </table:table-cell>
          <table:table-cell table:style-name="ce48" office:value-type="float" office:value="17291.4" calcext:value-type="float">
            <text:p>17,291.40</text:p>
          </table:table-cell>
          <table:table-cell table:style-name="ce61" office:value-type="float" office:value="44421.6" calcext:value-type="float">
            <text:p>44,421.60</text:p>
          </table:table-cell>
          <table:table-cell table:style-name="ce48" office:value-type="float" office:value="1415.9" calcext:value-type="float">
            <text:p>1,415.90</text:p>
          </table:table-cell>
          <table:table-cell table:style-name="ce48" office:value-type="float" office:value="6027.4" calcext:value-type="float">
            <text:p>6,027.40</text:p>
          </table:table-cell>
          <table:table-cell table:style-name="ce48" office:value-type="float" office:value="11581.6" calcext:value-type="float">
            <text:p>11,581.60</text:p>
          </table:table-cell>
          <table:table-cell table:style-name="ce48" office:value-type="float" office:value="23829.2" calcext:value-type="float">
            <text:p>23,829.20</text:p>
          </table:table-cell>
          <table:table-cell table:style-name="ce61" office:value-type="float" office:value="58029.7" calcext:value-type="float">
            <text:p>58,029.70</text:p>
          </table:table-cell>
          <table:table-cell table:style-name="ce27" table:formula="of:=[$BRKGA.A17]*[$BRKGA.$B$2]" office:value-type="float" office:value="34271.1287577992" calcext:value-type="float">
            <text:p>34,271.13</text:p>
          </table:table-cell>
          <table:table-cell table:style-name="ce36"/>
          <table:table-cell table:style-name="ce37"/>
          <table:table-cell table:style-name="ce36"/>
          <table:table-cell table:style-name="ce34"/>
          <table:table-cell table:style-name="ce36" table:number-columns-repeated="2"/>
          <table:table-cell table:style-name="ce13"/>
          <table:table-cell table:style-name="ce24" table:formula="of:=MIN([.C18:.T18])" office:value-type="float" office:value="1143.2" calcext:value-type="float">
            <text:p>1143.2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23.4" calcext:value-type="float">
            <text:p>23.40</text:p>
          </table:table-cell>
          <table:table-cell table:style-name="ce45" office:value-type="float" office:value="75.4" calcext:value-type="float">
            <text:p>75.40</text:p>
          </table:table-cell>
          <table:table-cell table:style-name="ce45" office:value-type="float" office:value="152.8" calcext:value-type="float">
            <text:p>152.80</text:p>
          </table:table-cell>
          <table:table-cell table:style-name="ce45" office:value-type="float" office:value="275.1" calcext:value-type="float">
            <text:p>275.10</text:p>
          </table:table-cell>
          <table:table-cell table:style-name="ce57" office:value-type="float" office:value="701.9" calcext:value-type="float">
            <text:p>701.90</text:p>
          </table:table-cell>
          <table:table-cell table:style-name="ce45" office:value-type="float" office:value="40.6" calcext:value-type="float">
            <text:p>40.60</text:p>
          </table:table-cell>
          <table:table-cell table:style-name="ce45" office:value-type="float" office:value="155.9" calcext:value-type="float">
            <text:p>155.90</text:p>
          </table:table-cell>
          <table:table-cell table:style-name="ce45" office:value-type="float" office:value="318.8" calcext:value-type="float">
            <text:p>318.80</text:p>
          </table:table-cell>
          <table:table-cell table:style-name="ce45" office:value-type="float" office:value="631.8" calcext:value-type="float">
            <text:p>631.80</text:p>
          </table:table-cell>
          <table:table-cell table:style-name="ce57" office:value-type="float" office:value="1617.2" calcext:value-type="float">
            <text:p>1,617.20</text:p>
          </table:table-cell>
          <table:table-cell table:style-name="ce25" table:formula="of:=[$BRKGA.A18]*[$BRKGA.$B$2]" office:value-type="float" office:value="3233.12535450936" calcext:value-type="float">
            <text:p>3,233.13</text:p>
          </table:table-cell>
          <table:table-cell table:style-name="ce33"/>
          <table:table-cell table:style-name="ce35"/>
          <table:table-cell table:style-name="ce33" table:number-columns-repeated="5"/>
          <table:table-cell table:style-name="ce38" table:formula="of:=MIN([.C19:.T19])" office:value-type="float" office:value="23.4" calcext:value-type="float">
            <text:p>23.4</text:p>
          </table:table-cell>
          <table:table-cell table:style-name="ce41" table:number-columns-repeated="43"/>
        </table:table-row>
        <table:table-row table:style-name="ro1">
          <table:table-cell table:style-name="ce12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69.8" calcext:value-type="float">
            <text:p>69.80</text:p>
          </table:table-cell>
          <table:table-cell table:style-name="ce47" office:value-type="float" office:value="230.8" calcext:value-type="float">
            <text:p>230.80</text:p>
          </table:table-cell>
          <table:table-cell table:style-name="ce47" office:value-type="float" office:value="438.7" calcext:value-type="float">
            <text:p>438.70</text:p>
          </table:table-cell>
          <table:table-cell table:style-name="ce47" office:value-type="float" office:value="861" calcext:value-type="float">
            <text:p>861.00</text:p>
          </table:table-cell>
          <table:table-cell table:style-name="ce56" office:value-type="float" office:value="2229.9" calcext:value-type="float">
            <text:p>2,229.90</text:p>
          </table:table-cell>
          <table:table-cell table:style-name="ce47" office:value-type="float" office:value="212.4" calcext:value-type="float">
            <text:p>212.40</text:p>
          </table:table-cell>
          <table:table-cell table:style-name="ce47" office:value-type="float" office:value="937.6" calcext:value-type="float">
            <text:p>937.60</text:p>
          </table:table-cell>
          <table:table-cell table:style-name="ce47" office:value-type="float" office:value="1703.4" calcext:value-type="float">
            <text:p>1,703.40</text:p>
          </table:table-cell>
          <table:table-cell table:style-name="ce47" office:value-type="float" office:value="3547.5" calcext:value-type="float">
            <text:p>3,547.50</text:p>
          </table:table-cell>
          <table:table-cell table:style-name="ce56" office:value-type="float" office:value="7580.7" calcext:value-type="float">
            <text:p>7,580.70</text:p>
          </table:table-cell>
          <table:table-cell table:style-name="ce26" table:formula="of:=[$BRKGA.A19]*[$BRKGA.$B$2]" office:value-type="float" office:value="13040.2722631877" calcext:value-type="float">
            <text:p>13,040.27</text:p>
          </table:table-cell>
          <table:table-cell table:style-name="ce34"/>
          <table:table-cell table:style-name="ce36"/>
          <table:table-cell table:style-name="ce34" table:number-columns-repeated="4"/>
          <table:table-cell table:style-name="ce13"/>
          <table:table-cell table:style-name="ce24" table:formula="of:=MIN([.C20:.T20])" office:value-type="float" office:value="69.8" calcext:value-type="float">
            <text:p>69.8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164.9" calcext:value-type="float">
            <text:p>164.90</text:p>
          </table:table-cell>
          <table:table-cell table:style-name="ce47" office:value-type="float" office:value="596.5" calcext:value-type="float">
            <text:p>596.50</text:p>
          </table:table-cell>
          <table:table-cell table:style-name="ce47" office:value-type="float" office:value="1134.8" calcext:value-type="float">
            <text:p>1,134.80</text:p>
          </table:table-cell>
          <table:table-cell table:style-name="ce47" office:value-type="float" office:value="2415.5" calcext:value-type="float">
            <text:p>2,415.50</text:p>
          </table:table-cell>
          <table:table-cell table:style-name="ce56" office:value-type="float" office:value="5727.4" calcext:value-type="float">
            <text:p>5,727.40</text:p>
          </table:table-cell>
          <table:table-cell table:style-name="ce47" office:value-type="float" office:value="618.1" calcext:value-type="float">
            <text:p>618.10</text:p>
          </table:table-cell>
          <table:table-cell table:style-name="ce47" office:value-type="float" office:value="2532.1" calcext:value-type="float">
            <text:p>2,532.10</text:p>
          </table:table-cell>
          <table:table-cell table:style-name="ce47" office:value-type="float" office:value="4824.1" calcext:value-type="float">
            <text:p>4,824.10</text:p>
          </table:table-cell>
          <table:table-cell table:style-name="ce47" office:value-type="float" office:value="9131.2" calcext:value-type="float">
            <text:p>9,131.20</text:p>
          </table:table-cell>
          <table:table-cell table:style-name="ce56" office:value-type="float" office:value="27346" calcext:value-type="float">
            <text:p>27,346.00</text:p>
          </table:table-cell>
          <table:table-cell table:style-name="ce26" table:formula="of:=[$BRKGA.A20]*[$BRKGA.$B$2]" office:value-type="float" office:value="29960.2949517867" calcext:value-type="float">
            <text:p>29,960.29</text:p>
          </table:table-cell>
          <table:table-cell table:style-name="ce34" table:number-columns-repeated="6"/>
          <table:table-cell table:style-name="ce13"/>
          <table:table-cell table:style-name="ce24" table:formula="of:=MIN([.C21:.T21])" office:value-type="float" office:value="164.9" calcext:value-type="float">
            <text:p>164.9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283.8" calcext:value-type="float">
            <text:p>283.80</text:p>
          </table:table-cell>
          <table:table-cell table:style-name="ce48" office:value-type="float" office:value="1055.9" calcext:value-type="float">
            <text:p>1,055.90</text:p>
          </table:table-cell>
          <table:table-cell table:style-name="ce48" office:value-type="float" office:value="2071" calcext:value-type="float">
            <text:p>2,071.00</text:p>
          </table:table-cell>
          <table:table-cell table:style-name="ce48" office:value-type="float" office:value="3899.9" calcext:value-type="float">
            <text:p>3,899.90</text:p>
          </table:table-cell>
          <table:table-cell table:style-name="ce61" office:value-type="float" office:value="9916.7" calcext:value-type="float">
            <text:p>9,916.70</text:p>
          </table:table-cell>
          <table:table-cell table:style-name="ce48" office:value-type="float" office:value="1210.6" calcext:value-type="float">
            <text:p>1,210.60</text:p>
          </table:table-cell>
          <table:table-cell table:style-name="ce48" office:value-type="float" office:value="4988.8" calcext:value-type="float">
            <text:p>4,988.80</text:p>
          </table:table-cell>
          <table:table-cell table:style-name="ce48" office:value-type="float" office:value="9872.9" calcext:value-type="float">
            <text:p>9,872.90</text:p>
          </table:table-cell>
          <table:table-cell table:style-name="ce48" office:value-type="float" office:value="20611.9" calcext:value-type="float">
            <text:p>20,611.90</text:p>
          </table:table-cell>
          <table:table-cell table:style-name="ce61" office:value-type="float" office:value="56078.5" calcext:value-type="float">
            <text:p>56,078.50</text:p>
          </table:table-cell>
          <table:table-cell table:style-name="ce27" table:formula="of:=[$BRKGA.A21]*[$BRKGA.$B$2]" office:value-type="float" office:value="57226.3187748157" calcext:value-type="float">
            <text:p>57,226.32</text:p>
          </table:table-cell>
          <table:table-cell table:style-name="ce36"/>
          <table:table-cell table:style-name="ce34" table:number-columns-repeated="3"/>
          <table:table-cell table:style-name="ce36"/>
          <table:table-cell table:style-name="ce34"/>
          <table:table-cell table:style-name="ce13"/>
          <table:table-cell table:style-name="ce24" table:formula="of:=MIN([.C22:.T22])" office:value-type="float" office:value="283.8" calcext:value-type="float">
            <text:p>283.8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22.4" calcext:value-type="float">
            <text:p>22.40</text:p>
          </table:table-cell>
          <table:table-cell table:style-name="ce45" office:value-type="float" office:value="73.2" calcext:value-type="float">
            <text:p>73.20</text:p>
          </table:table-cell>
          <table:table-cell table:style-name="ce45" office:value-type="float" office:value="136.1" calcext:value-type="float">
            <text:p>136.10</text:p>
          </table:table-cell>
          <table:table-cell table:style-name="ce45" office:value-type="float" office:value="262.9" calcext:value-type="float">
            <text:p>262.90</text:p>
          </table:table-cell>
          <table:table-cell table:style-name="ce57" office:value-type="float" office:value="568.6" calcext:value-type="float">
            <text:p>568.60</text:p>
          </table:table-cell>
          <table:table-cell table:style-name="ce45" office:value-type="float" office:value="26.9" calcext:value-type="float">
            <text:p>26.90</text:p>
          </table:table-cell>
          <table:table-cell table:style-name="ce45" office:value-type="float" office:value="88.8" calcext:value-type="float">
            <text:p>88.80</text:p>
          </table:table-cell>
          <table:table-cell table:style-name="ce45" office:value-type="float" office:value="177.7" calcext:value-type="float">
            <text:p>177.70</text:p>
          </table:table-cell>
          <table:table-cell table:style-name="ce45" office:value-type="float" office:value="349.4" calcext:value-type="float">
            <text:p>349.40</text:p>
          </table:table-cell>
          <table:table-cell table:style-name="ce57" office:value-type="float" office:value="836.4" calcext:value-type="float">
            <text:p>836.40</text:p>
          </table:table-cell>
          <table:table-cell table:style-name="ce25" table:formula="of:=[$BRKGA.A22]*[$BRKGA.$B$2]" office:value-type="float" office:value="969.937606352808" calcext:value-type="float">
            <text:p>969.94</text:p>
          </table:table-cell>
          <table:table-cell table:style-name="ce35"/>
          <table:table-cell table:style-name="ce33" table:number-columns-repeated="6"/>
          <table:table-cell table:style-name="ce38" table:formula="of:=MIN([.C23:.T23])" office:value-type="float" office:value="22.4" calcext:value-type="float">
            <text:p>22.4</text:p>
          </table:table-cell>
          <table:table-cell table:style-name="ce41" table:number-columns-repeated="43"/>
        </table:table-row>
        <table:table-row table:style-name="ro1">
          <table:table-cell table:style-name="ce12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88.5" calcext:value-type="float">
            <text:p>88.50</text:p>
          </table:table-cell>
          <table:table-cell table:style-name="ce47" office:value-type="float" office:value="315" calcext:value-type="float">
            <text:p>315.00</text:p>
          </table:table-cell>
          <table:table-cell table:style-name="ce47" office:value-type="float" office:value="583.5" calcext:value-type="float">
            <text:p>583.50</text:p>
          </table:table-cell>
          <table:table-cell table:style-name="ce47" office:value-type="float" office:value="1139.4" calcext:value-type="float">
            <text:p>1,139.40</text:p>
          </table:table-cell>
          <table:table-cell table:style-name="ce56" office:value-type="float" office:value="2684.8" calcext:value-type="float">
            <text:p>2,684.80</text:p>
          </table:table-cell>
          <table:table-cell table:style-name="ce47" office:value-type="float" office:value="136.4" calcext:value-type="float">
            <text:p>136.40</text:p>
          </table:table-cell>
          <table:table-cell table:style-name="ce47" office:value-type="float" office:value="555.3" calcext:value-type="float">
            <text:p>555.30</text:p>
          </table:table-cell>
          <table:table-cell table:style-name="ce47" office:value-type="float" office:value="1030.4" calcext:value-type="float">
            <text:p>1,030.40</text:p>
          </table:table-cell>
          <table:table-cell table:style-name="ce47" office:value-type="float" office:value="1839.8" calcext:value-type="float">
            <text:p>1,839.80</text:p>
          </table:table-cell>
          <table:table-cell table:style-name="ce56" office:value-type="float" office:value="4456.7" calcext:value-type="float">
            <text:p>4,456.70</text:p>
          </table:table-cell>
          <table:table-cell table:style-name="ce26" table:formula="of:=[$BRKGA.A23]*[$BRKGA.$B$2]" office:value-type="float" office:value="5065.22972206466" calcext:value-type="float">
            <text:p>5,065.23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4:.T24])" office:value-type="float" office:value="88.5" calcext:value-type="float">
            <text:p>88.5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223.4" calcext:value-type="float">
            <text:p>223.40</text:p>
          </table:table-cell>
          <table:table-cell table:style-name="ce47" office:value-type="float" office:value="796.9" calcext:value-type="float">
            <text:p>796.90</text:p>
          </table:table-cell>
          <table:table-cell table:style-name="ce47" office:value-type="float" office:value="1448.7" calcext:value-type="float">
            <text:p>1,448.70</text:p>
          </table:table-cell>
          <table:table-cell table:style-name="ce47" office:value-type="float" office:value="3019.1" calcext:value-type="float">
            <text:p>3,019.10</text:p>
          </table:table-cell>
          <table:table-cell table:style-name="ce56" office:value-type="float" office:value="7749.5" calcext:value-type="float">
            <text:p>7,749.50</text:p>
          </table:table-cell>
          <table:table-cell table:style-name="ce47" office:value-type="float" office:value="323.8" calcext:value-type="float">
            <text:p>323.80</text:p>
          </table:table-cell>
          <table:table-cell table:style-name="ce47" office:value-type="float" office:value="1360.1" calcext:value-type="float">
            <text:p>1,360.10</text:p>
          </table:table-cell>
          <table:table-cell table:style-name="ce47" office:value-type="float" office:value="2561.5" calcext:value-type="float">
            <text:p>2,561.50</text:p>
          </table:table-cell>
          <table:table-cell table:style-name="ce47" office:value-type="float" office:value="5367.5" calcext:value-type="float">
            <text:p>5,367.50</text:p>
          </table:table-cell>
          <table:table-cell table:style-name="ce56" office:value-type="float" office:value="11886.1" calcext:value-type="float">
            <text:p>11,886.10</text:p>
          </table:table-cell>
          <table:table-cell table:style-name="ce26" table:formula="of:=[$BRKGA.A24]*[$BRKGA.$B$2]" office:value-type="float" office:value="13686.8973340896" calcext:value-type="float">
            <text:p>13,686.90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5:.T25])" office:value-type="float" office:value="223.4" calcext:value-type="float">
            <text:p>223.4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401.9" calcext:value-type="float">
            <text:p>401.90</text:p>
          </table:table-cell>
          <table:table-cell table:style-name="ce48" office:value-type="float" office:value="1555.6" calcext:value-type="float">
            <text:p>1,555.60</text:p>
          </table:table-cell>
          <table:table-cell table:style-name="ce48" office:value-type="float" office:value="2820.3" calcext:value-type="float">
            <text:p>2,820.30</text:p>
          </table:table-cell>
          <table:table-cell table:style-name="ce48" office:value-type="float" office:value="5229.5" calcext:value-type="float">
            <text:p>5,229.50</text:p>
          </table:table-cell>
          <table:table-cell table:style-name="ce61" office:value-type="float" office:value="12899.7" calcext:value-type="float">
            <text:p>12,899.70</text:p>
          </table:table-cell>
          <table:table-cell table:style-name="ce48" office:value-type="float" office:value="624.4" calcext:value-type="float">
            <text:p>624.40</text:p>
          </table:table-cell>
          <table:table-cell table:style-name="ce48" office:value-type="float" office:value="2523.2" calcext:value-type="float">
            <text:p>2,523.20</text:p>
          </table:table-cell>
          <table:table-cell table:style-name="ce48" office:value-type="float" office:value="4943.6" calcext:value-type="float">
            <text:p>4,943.60</text:p>
          </table:table-cell>
          <table:table-cell table:style-name="ce48" office:value-type="float" office:value="9218.9" calcext:value-type="float">
            <text:p>9,218.90</text:p>
          </table:table-cell>
          <table:table-cell table:style-name="ce61" office:value-type="float" office:value="23577.8" calcext:value-type="float">
            <text:p>23,577.80</text:p>
          </table:table-cell>
          <table:table-cell table:style-name="ce27" table:formula="of:=[$BRKGA.A25]*[$BRKGA.$B$2]" office:value-type="float" office:value="27697.1072036302" calcext:value-type="float">
            <text:p>27,697.11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6:.T26])" office:value-type="float" office:value="401.9" calcext:value-type="float">
            <text:p>401.9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.00</text:p>
          </table:table-cell>
          <table:table-cell table:style-name="ce45" office:value-type="float" office:value="53.7" calcext:value-type="float">
            <text:p>53.70</text:p>
          </table:table-cell>
          <table:table-cell table:style-name="ce45" office:value-type="float" office:value="103.6" calcext:value-type="float">
            <text:p>103.60</text:p>
          </table:table-cell>
          <table:table-cell table:style-name="ce45" office:value-type="float" office:value="190.8" calcext:value-type="float">
            <text:p>190.80</text:p>
          </table:table-cell>
          <table:table-cell table:style-name="ce57" office:value-type="float" office:value="487.4" calcext:value-type="float">
            <text:p>487.40</text:p>
          </table:table-cell>
          <table:table-cell table:style-name="ce45" office:value-type="float" office:value="32.8" calcext:value-type="float">
            <text:p>32.80</text:p>
          </table:table-cell>
          <table:table-cell table:style-name="ce45" office:value-type="float" office:value="113.3" calcext:value-type="float">
            <text:p>113.30</text:p>
          </table:table-cell>
          <table:table-cell table:style-name="ce45" office:value-type="float" office:value="218.2" calcext:value-type="float">
            <text:p>218.20</text:p>
          </table:table-cell>
          <table:table-cell table:style-name="ce45" office:value-type="float" office:value="453.5" calcext:value-type="float">
            <text:p>453.50</text:p>
          </table:table-cell>
          <table:table-cell table:style-name="ce57" office:value-type="float" office:value="1105.6" calcext:value-type="float">
            <text:p>1,105.60</text:p>
          </table:table-cell>
          <table:table-cell table:style-name="ce25" table:formula="of:=[$BRKGA.A26]*[$BRKGA.$B$2]" office:value-type="float" office:value="2586.50028360749" calcext:value-type="float">
            <text:p>2,586.50</text:p>
          </table:table-cell>
          <table:table-cell table:style-name="ce35" table:number-columns-repeated="2"/>
          <table:table-cell table:style-name="ce10"/>
          <table:table-cell table:style-name="ce35" table:number-columns-repeated="2"/>
          <table:table-cell table:style-name="ce33" table:number-columns-repeated="2"/>
          <table:table-cell table:style-name="ce38" table:formula="of:=MIN([.C27:.T27])" office:value-type="float" office:value="18" calcext:value-type="float">
            <text:p>18</text:p>
          </table:table-cell>
          <table:table-cell table:style-name="ce41" table:number-columns-repeated="43"/>
        </table:table-row>
        <table:table-row table:style-name="ro1">
          <table:table-cell table:style-name="ce12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68.3" calcext:value-type="float">
            <text:p>68.30</text:p>
          </table:table-cell>
          <table:table-cell table:style-name="ce47" office:value-type="float" office:value="229.5" calcext:value-type="float">
            <text:p>229.50</text:p>
          </table:table-cell>
          <table:table-cell table:style-name="ce47" office:value-type="float" office:value="433.3" calcext:value-type="float">
            <text:p>433.30</text:p>
          </table:table-cell>
          <table:table-cell table:style-name="ce47" office:value-type="float" office:value="846.8" calcext:value-type="float">
            <text:p>846.80</text:p>
          </table:table-cell>
          <table:table-cell table:style-name="ce56" office:value-type="float" office:value="1993.6" calcext:value-type="float">
            <text:p>1,993.60</text:p>
          </table:table-cell>
          <table:table-cell table:style-name="ce47" office:value-type="float" office:value="154.3" calcext:value-type="float">
            <text:p>154.30</text:p>
          </table:table-cell>
          <table:table-cell table:style-name="ce47" office:value-type="float" office:value="656.7" calcext:value-type="float">
            <text:p>656.70</text:p>
          </table:table-cell>
          <table:table-cell table:style-name="ce47" office:value-type="float" office:value="1255.3" calcext:value-type="float">
            <text:p>1,255.30</text:p>
          </table:table-cell>
          <table:table-cell table:style-name="ce47" office:value-type="float" office:value="2261.2" calcext:value-type="float">
            <text:p>2,261.20</text:p>
          </table:table-cell>
          <table:table-cell table:style-name="ce56" office:value-type="float" office:value="5893.5" calcext:value-type="float">
            <text:p>5,893.50</text:p>
          </table:table-cell>
          <table:table-cell table:style-name="ce26" table:formula="of:=[$BRKGA.A27]*[$BRKGA.$B$2]" office:value-type="float" office:value="10669.3136698809" calcext:value-type="float">
            <text:p>10,669.31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8:.T28])" office:value-type="float" office:value="68.3" calcext:value-type="float">
            <text:p>68.3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153.1" calcext:value-type="float">
            <text:p>153.10</text:p>
          </table:table-cell>
          <table:table-cell table:style-name="ce47" office:value-type="float" office:value="547.6" calcext:value-type="float">
            <text:p>547.60</text:p>
          </table:table-cell>
          <table:table-cell table:style-name="ce47" office:value-type="float" office:value="1164.1" calcext:value-type="float">
            <text:p>1,164.10</text:p>
          </table:table-cell>
          <table:table-cell table:style-name="ce47" office:value-type="float" office:value="2190.9" calcext:value-type="float">
            <text:p>2,190.90</text:p>
          </table:table-cell>
          <table:table-cell table:style-name="ce56" office:value-type="float" office:value="5292.6" calcext:value-type="float">
            <text:p>5,292.60</text:p>
          </table:table-cell>
          <table:table-cell table:style-name="ce47" office:value-type="float" office:value="413.9" calcext:value-type="float">
            <text:p>413.90</text:p>
          </table:table-cell>
          <table:table-cell table:style-name="ce47" office:value-type="float" office:value="1894.1" calcext:value-type="float">
            <text:p>1,894.10</text:p>
          </table:table-cell>
          <table:table-cell table:style-name="ce47" office:value-type="float" office:value="3777.4" calcext:value-type="float">
            <text:p>3,777.40</text:p>
          </table:table-cell>
          <table:table-cell table:style-name="ce47" office:value-type="float" office:value="7156.6" calcext:value-type="float">
            <text:p>7,156.60</text:p>
          </table:table-cell>
          <table:table-cell table:style-name="ce56" office:value-type="float" office:value="17704.6" calcext:value-type="float">
            <text:p>17,704.60</text:p>
          </table:table-cell>
          <table:table-cell table:style-name="ce26" table:formula="of:=[$BRKGA.A28]*[$BRKGA.$B$2]" office:value-type="float" office:value="24571.7526942711" calcext:value-type="float">
            <text:p>24,571.75</text:p>
          </table:table-cell>
          <table:table-cell table:style-name="ce34" table:number-columns-repeated="6"/>
          <table:table-cell table:style-name="ce13"/>
          <table:table-cell table:style-name="ce24" table:formula="of:=MIN([.C29:.T29])" office:value-type="float" office:value="153.1" calcext:value-type="float">
            <text:p>153.1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270" calcext:value-type="float">
            <text:p>270.00</text:p>
          </table:table-cell>
          <table:table-cell table:style-name="ce48" office:value-type="float" office:value="976.9" calcext:value-type="float">
            <text:p>976.90</text:p>
          </table:table-cell>
          <table:table-cell table:style-name="ce48" office:value-type="float" office:value="2056" calcext:value-type="float">
            <text:p>2,056.00</text:p>
          </table:table-cell>
          <table:table-cell table:style-name="ce48" office:value-type="float" office:value="3804.1" calcext:value-type="float">
            <text:p>3,804.10</text:p>
          </table:table-cell>
          <table:table-cell table:style-name="ce61" office:value-type="float" office:value="10078" calcext:value-type="float">
            <text:p>10,078.00</text:p>
          </table:table-cell>
          <table:table-cell table:style-name="ce48" office:value-type="float" office:value="808.7" calcext:value-type="float">
            <text:p>808.70</text:p>
          </table:table-cell>
          <table:table-cell table:style-name="ce48" office:value-type="float" office:value="4513.5" calcext:value-type="float">
            <text:p>4,513.50</text:p>
          </table:table-cell>
          <table:table-cell table:style-name="ce48" office:value-type="float" office:value="7854.1" calcext:value-type="float">
            <text:p>7,854.10</text:p>
          </table:table-cell>
          <table:table-cell table:style-name="ce48" office:value-type="float" office:value="14518.6" calcext:value-type="float">
            <text:p>14,518.60</text:p>
          </table:table-cell>
          <table:table-cell table:style-name="ce61" office:value-type="float" office:value="32642.1" calcext:value-type="float">
            <text:p>32,642.10</text:p>
          </table:table-cell>
          <table:table-cell table:style-name="ce27" table:formula="of:=[$BRKGA.A29]*[$BRKGA.$B$2]" office:value-type="float" office:value="46125.9217243335" calcext:value-type="float">
            <text:p>46,125.92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0:.T30])" office:value-type="float" office:value="270" calcext:value-type="float">
            <text:p>270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18.6" calcext:value-type="float">
            <text:p>18.60</text:p>
          </table:table-cell>
          <table:table-cell table:style-name="ce45" office:value-type="float" office:value="60.4" calcext:value-type="float">
            <text:p>60.40</text:p>
          </table:table-cell>
          <table:table-cell table:style-name="ce45" office:value-type="float" office:value="119.3" calcext:value-type="float">
            <text:p>119.30</text:p>
          </table:table-cell>
          <table:table-cell table:style-name="ce45" office:value-type="float" office:value="220.3" calcext:value-type="float">
            <text:p>220.30</text:p>
          </table:table-cell>
          <table:table-cell table:style-name="ce57" office:value-type="float" office:value="528.5" calcext:value-type="float">
            <text:p>528.50</text:p>
          </table:table-cell>
          <table:table-cell table:style-name="ce45" office:value-type="float" office:value="29.5" calcext:value-type="float">
            <text:p>29.50</text:p>
          </table:table-cell>
          <table:table-cell table:style-name="ce45" office:value-type="float" office:value="109" calcext:value-type="float">
            <text:p>109.00</text:p>
          </table:table-cell>
          <table:table-cell table:style-name="ce45" office:value-type="float" office:value="200.9" calcext:value-type="float">
            <text:p>200.90</text:p>
          </table:table-cell>
          <table:table-cell table:style-name="ce45" office:value-type="float" office:value="406.6" calcext:value-type="float">
            <text:p>406.60</text:p>
          </table:table-cell>
          <table:table-cell table:style-name="ce57" office:value-type="float" office:value="919.3" calcext:value-type="float">
            <text:p>919.30</text:p>
          </table:table-cell>
          <table:table-cell table:style-name="ce25" table:formula="of:=[$BRKGA.A30]*[$BRKGA.$B$2]" office:value-type="float" office:value="2909.81281905842" calcext:value-type="float">
            <text:p>2,909.81</text:p>
          </table:table-cell>
          <table:table-cell table:style-name="ce35"/>
          <table:table-cell table:style-name="ce33" table:number-columns-repeated="2"/>
          <table:table-cell table:style-name="ce35" table:number-columns-repeated="2"/>
          <table:table-cell table:style-name="ce33" table:number-columns-repeated="2"/>
          <table:table-cell table:style-name="ce38" table:formula="of:=MIN([.C31:.T31])" office:value-type="float" office:value="18.6" calcext:value-type="float">
            <text:p>18.6</text:p>
          </table:table-cell>
          <table:table-cell table:style-name="ce41" table:number-columns-repeated="43"/>
        </table:table-row>
        <table:table-row table:style-name="ro1">
          <table:table-cell table:style-name="ce12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65" calcext:value-type="float">
            <text:p>65.00</text:p>
          </table:table-cell>
          <table:table-cell table:style-name="ce47" office:value-type="float" office:value="208" calcext:value-type="float">
            <text:p>208.00</text:p>
          </table:table-cell>
          <table:table-cell table:style-name="ce47" office:value-type="float" office:value="395.9" calcext:value-type="float">
            <text:p>395.90</text:p>
          </table:table-cell>
          <table:table-cell table:style-name="ce47" office:value-type="float" office:value="758.2" calcext:value-type="float">
            <text:p>758.20</text:p>
          </table:table-cell>
          <table:table-cell table:style-name="ce56" office:value-type="float" office:value="1983.7" calcext:value-type="float">
            <text:p>1,983.70</text:p>
          </table:table-cell>
          <table:table-cell table:style-name="ce47" office:value-type="float" office:value="160.2" calcext:value-type="float">
            <text:p>160.20</text:p>
          </table:table-cell>
          <table:table-cell table:style-name="ce47" office:value-type="float" office:value="576.3" calcext:value-type="float">
            <text:p>576.30</text:p>
          </table:table-cell>
          <table:table-cell table:style-name="ce47" office:value-type="float" office:value="1179.1" calcext:value-type="float">
            <text:p>1,179.10</text:p>
          </table:table-cell>
          <table:table-cell table:style-name="ce47" office:value-type="float" office:value="2155.5" calcext:value-type="float">
            <text:p>2,155.50</text:p>
          </table:table-cell>
          <table:table-cell table:style-name="ce56" office:value-type="float" office:value="4981.5" calcext:value-type="float">
            <text:p>4,981.50</text:p>
          </table:table-cell>
          <table:table-cell table:style-name="ce26" table:formula="of:=[$BRKGA.A31]*[$BRKGA.$B$2]" office:value-type="float" office:value="13148.0431083381" calcext:value-type="float">
            <text:p>13,148.04</text:p>
          </table:table-cell>
          <table:table-cell table:style-name="ce34" table:number-columns-repeated="6"/>
          <table:table-cell table:style-name="ce13"/>
          <table:table-cell table:style-name="ce24" table:formula="of:=MIN([.C32:.T32])" office:value-type="float" office:value="65" calcext:value-type="float">
            <text:p>65</text:p>
          </table:table-cell>
          <table:table-cell table:number-columns-repeated="43"/>
        </table:table-row>
        <table:table-row table:style-name="ro1">
          <table:table-cell table:style-name="ce12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151.7" calcext:value-type="float">
            <text:p>151.70</text:p>
          </table:table-cell>
          <table:table-cell table:style-name="ce47" office:value-type="float" office:value="516.3" calcext:value-type="float">
            <text:p>516.30</text:p>
          </table:table-cell>
          <table:table-cell table:style-name="ce47" office:value-type="float" office:value="937.8" calcext:value-type="float">
            <text:p>937.80</text:p>
          </table:table-cell>
          <table:table-cell table:style-name="ce47" office:value-type="float" office:value="1970.2" calcext:value-type="float">
            <text:p>1,970.20</text:p>
          </table:table-cell>
          <table:table-cell table:style-name="ce56" office:value-type="float" office:value="4837.3" calcext:value-type="float">
            <text:p>4,837.30</text:p>
          </table:table-cell>
          <table:table-cell table:style-name="ce47" office:value-type="float" office:value="433.1" calcext:value-type="float">
            <text:p>433.10</text:p>
          </table:table-cell>
          <table:table-cell table:style-name="ce47" office:value-type="float" office:value="1964.4" calcext:value-type="float">
            <text:p>1,964.40</text:p>
          </table:table-cell>
          <table:table-cell table:style-name="ce47" office:value-type="float" office:value="3815.5" calcext:value-type="float">
            <text:p>3,815.50</text:p>
          </table:table-cell>
          <table:table-cell table:style-name="ce47" office:value-type="float" office:value="8109.5" calcext:value-type="float">
            <text:p>8,109.50</text:p>
          </table:table-cell>
          <table:table-cell table:style-name="ce56" office:value-type="float" office:value="17854.2" calcext:value-type="float">
            <text:p>17,854.20</text:p>
          </table:table-cell>
          <table:table-cell table:style-name="ce26" table:formula="of:=[$BRKGA.A32]*[$BRKGA.$B$2]" office:value-type="float" office:value="25002.8360748724" calcext:value-type="float">
            <text:p>25,002.84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3:.T33])" office:value-type="float" office:value="151.7" calcext:value-type="float">
            <text:p>151.7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296.8" calcext:value-type="float">
            <text:p>296.80</text:p>
          </table:table-cell>
          <table:table-cell table:style-name="ce48" office:value-type="float" office:value="1004.9" calcext:value-type="float">
            <text:p>1,004.90</text:p>
          </table:table-cell>
          <table:table-cell table:style-name="ce48" office:value-type="float" office:value="1835.8" calcext:value-type="float">
            <text:p>1,835.80</text:p>
          </table:table-cell>
          <table:table-cell table:style-name="ce48" office:value-type="float" office:value="3471.7" calcext:value-type="float">
            <text:p>3,471.70</text:p>
          </table:table-cell>
          <table:table-cell table:style-name="ce61" office:value-type="float" office:value="9174.8" calcext:value-type="float">
            <text:p>9,174.80</text:p>
          </table:table-cell>
          <table:table-cell table:style-name="ce48" office:value-type="float" office:value="896" calcext:value-type="float">
            <text:p>896.00</text:p>
          </table:table-cell>
          <table:table-cell table:style-name="ce48" office:value-type="float" office:value="4149.5" calcext:value-type="float">
            <text:p>4,149.50</text:p>
          </table:table-cell>
          <table:table-cell table:style-name="ce48" office:value-type="float" office:value="7612" calcext:value-type="float">
            <text:p>7,612.00</text:p>
          </table:table-cell>
          <table:table-cell table:style-name="ce48" office:value-type="float" office:value="14338.2" calcext:value-type="float">
            <text:p>14,338.20</text:p>
          </table:table-cell>
          <table:table-cell table:style-name="ce61" office:value-type="float" office:value="34916.6" calcext:value-type="float">
            <text:p>34,916.60</text:p>
          </table:table-cell>
          <table:table-cell table:style-name="ce27" table:formula="of:=[$BRKGA.A33]*[$BRKGA.$B$2]" office:value-type="float" office:value="48604.6511627907" calcext:value-type="float">
            <text:p>48,604.65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4:.T34])" office:value-type="float" office:value="296.8" calcext:value-type="float">
            <text:p>296.8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58.6" calcext:value-type="float">
            <text:p>58.60</text:p>
          </table:table-cell>
          <table:table-cell table:style-name="ce15" office:value-type="float" office:value="119" calcext:value-type="float">
            <text:p>119.00</text:p>
          </table:table-cell>
          <table:table-cell table:style-name="ce15" office:value-type="float" office:value="230.5" calcext:value-type="float">
            <text:p>230.50</text:p>
          </table:table-cell>
          <table:table-cell table:style-name="ce62" office:value-type="float" office:value="614.4" calcext:value-type="float">
            <text:p>614.40</text:p>
          </table:table-cell>
          <table:table-cell table:style-name="ce15" office:value-type="float" office:value="27.7" calcext:value-type="float">
            <text:p>27.70</text:p>
          </table:table-cell>
          <table:table-cell table:style-name="ce15" office:value-type="float" office:value="94.9" calcext:value-type="float">
            <text:p>94.90</text:p>
          </table:table-cell>
          <table:table-cell table:style-name="ce15" office:value-type="float" office:value="196.7" calcext:value-type="float">
            <text:p>196.70</text:p>
          </table:table-cell>
          <table:table-cell table:style-name="ce15" office:value-type="float" office:value="394" calcext:value-type="float">
            <text:p>394.00</text:p>
          </table:table-cell>
          <table:table-cell table:style-name="ce62" office:value-type="float" office:value="923.3" calcext:value-type="float">
            <text:p>923.30</text:p>
          </table:table-cell>
          <table:table-cell table:style-name="ce28" office:value-type="string" calcext:value-type="string">
            <text:p>-</text:p>
          </table:table-cell>
          <table:table-cell table:style-name="ce33" table:number-columns-repeated="7"/>
          <table:table-cell table:style-name="ce38" table:formula="of:=MIN([.C35:.T35])" office:value-type="float" office:value="18.6" calcext:value-type="float">
            <text:p>18.6</text:p>
          </table:table-cell>
          <table:table-cell table:style-name="ce41" table:number-columns-repeated="43"/>
        </table:table-row>
        <table:table-row table:style-name="ro1">
          <table:table-cell table:style-name="ce12"/>
          <table:table-cell table:style-name="ce6" office:value-type="float" office:value="100" calcext:value-type="float">
            <text:p>100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4" table:number-columns-repeated="6"/>
          <table:table-cell table:style-name="ce13"/>
          <table:table-cell table:style-name="ce24"/>
          <table:table-cell table:number-columns-repeated="43"/>
        </table:table-row>
        <table:table-row table:style-name="ro1">
          <table:table-cell table:style-name="ce12"/>
          <table:table-cell table:style-name="ce6" office:value-type="float" office:value="150" calcext:value-type="float">
            <text:p>150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4" table:number-columns-repeated="6"/>
          <table:table-cell table:style-name="ce13"/>
          <table:table-cell table:style-name="ce24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4" table:number-columns-repeated="7"/>
          <table:table-cell table:style-name="ce24"/>
          <table:table-cell table:style-name="ce42" table:number-columns-repeated="43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9"/>
          <table:table-cell table:style-name="ce15" table:formula="of:=SUM([.C3:.C34])" office:value-type="float" office:value="7653.9" calcext:value-type="float">
            <text:p>7,653.90</text:p>
          </table:table-cell>
          <table:table-cell table:style-name="ce15" table:formula="of:=SUM([.D3:.D34])" office:value-type="float" office:value="28463.7" calcext:value-type="float">
            <text:p>28,463.70</text:p>
          </table:table-cell>
          <table:table-cell table:style-name="ce15" table:formula="of:=SUM([.E3:.E34])" office:value-type="float" office:value="54410.8" calcext:value-type="float">
            <text:p>54,410.80</text:p>
          </table:table-cell>
          <table:table-cell table:style-name="ce15" table:formula="of:=SUM([.F3:.F34])" office:value-type="float" office:value="105350.6" calcext:value-type="float">
            <text:p>105,350.60</text:p>
          </table:table-cell>
          <table:table-cell table:style-name="ce15" table:formula="of:=SUM([.G3:.G34])" office:value-type="float" office:value="265376.6" calcext:value-type="float">
            <text:p>265,376.60</text:p>
          </table:table-cell>
          <table:table-cell table:style-name="ce22" table:formula="of:=SUM([.H3:.H34])" office:value-type="float" office:value="14181.9" calcext:value-type="float">
            <text:p>14,181.90</text:p>
          </table:table-cell>
          <table:table-cell table:style-name="ce15" table:formula="of:=SUM([.I3:.I34])" office:value-type="float" office:value="60501.4" calcext:value-type="float">
            <text:p>60,501.40</text:p>
          </table:table-cell>
          <table:table-cell table:style-name="ce15" table:formula="of:=SUM([.J3:.J34])" office:value-type="float" office:value="117319.6" calcext:value-type="float">
            <text:p>117,319.60</text:p>
          </table:table-cell>
          <table:table-cell table:style-name="ce15" table:formula="of:=SUM([.K3:.K34])" office:value-type="float" office:value="231850.6" calcext:value-type="float">
            <text:p>231,850.60</text:p>
          </table:table-cell>
          <table:table-cell table:style-name="ce15" table:formula="of:=SUM([.L3:.L34])" office:value-type="float" office:value="571707.2" calcext:value-type="float">
            <text:p>571,707.20</text:p>
          </table:table-cell>
          <table:table-cell table:style-name="ce28" table:formula="of:=SUM([.M3:.M34])" office:value-type="float" office:value="567305.728871242" calcext:value-type="float">
            <text:p>567,305.73</text:p>
          </table:table-cell>
          <table:table-cell table:style-name="ce33" table:number-columns-repeated="7"/>
          <table:table-cell table:style-name="ce39" table:formula="of:=MIN([.C39:.T39])" office:value-type="float" office:value="7653.9" calcext:value-type="float">
            <text:p>7,653.90</text:p>
          </table:table-cell>
          <table:table-cell table:style-name="ce41" table:number-columns-repeated="43"/>
        </table:table-row>
        <table:table-row table:style-name="ro1">
          <table:table-cell table:style-name="ce12"/>
          <table:table-cell/>
          <table:table-cell table:style-name="ce6" table:formula="of:=AVERAGE([.C3:.C34])" office:value-type="float" office:value="239.184375" calcext:value-type="float">
            <text:p>239.184375</text:p>
          </table:table-cell>
          <table:table-cell table:style-name="ce6" table:formula="of:=AVERAGE([.D3:.D34])" office:value-type="float" office:value="889.490625" calcext:value-type="float">
            <text:p>889.490625</text:p>
          </table:table-cell>
          <table:table-cell table:style-name="ce6" table:formula="of:=AVERAGE([.E3:.E34])" office:value-type="float" office:value="1700.3375" calcext:value-type="float">
            <text:p>1700.3375</text:p>
          </table:table-cell>
          <table:table-cell table:style-name="ce6" table:formula="of:=AVERAGE([.F3:.F34])" office:value-type="float" office:value="3292.20625" calcext:value-type="float">
            <text:p>3292.20625</text:p>
          </table:table-cell>
          <table:table-cell table:formula="of:=AVERAGE([.G3:.G34])" office:value-type="float" office:value="8293.01875" calcext:value-type="float">
            <text:p>8293.01875</text:p>
          </table:table-cell>
          <table:table-cell table:style-name="ce6" table:formula="of:=AVERAGE([.H3:.H34])" office:value-type="float" office:value="443.184375" calcext:value-type="float">
            <text:p>443.184375</text:p>
          </table:table-cell>
          <table:table-cell table:style-name="ce6" table:formula="of:=AVERAGE([.I3:.I34])" office:value-type="float" office:value="1890.66875" calcext:value-type="float">
            <text:p>1890.66875</text:p>
          </table:table-cell>
          <table:table-cell table:style-name="ce6" table:formula="of:=AVERAGE([.J3:.J34])" office:value-type="float" office:value="3666.2375" calcext:value-type="float">
            <text:p>3666.2375</text:p>
          </table:table-cell>
          <table:table-cell table:style-name="ce6" table:formula="of:=AVERAGE([.K3:.K34])" office:value-type="float" office:value="7245.33125" calcext:value-type="float">
            <text:p>7245.33125</text:p>
          </table:table-cell>
          <table:table-cell table:formula="of:=AVERAGE([.L3:.L34])" office:value-type="float" office:value="17865.85" calcext:value-type="float">
            <text:p>17865.85</text:p>
          </table:table-cell>
          <table:table-cell table:style-name="ce6" table:formula="of:=AVERAGE([.M3:.M34])" office:value-type="float" office:value="17728.3040272263" calcext:value-type="float">
            <text:p>17728.3040272263</text:p>
          </table:table-cell>
          <table:table-cell table:number-columns-repeated="51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office:value-type="string" calcext:value-type="string">
            <text:p>GFLOP</text:p>
          </table:table-cell>
          <table:table-cell table:style-name="ce50" office:value-type="float" office:value="52.89" calcext:value-type="float">
            <text:p>52.89</text:p>
          </table:table-cell>
          <table:table-cell table:number-columns-repeated="62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oglio1.C3:Foglio1.T39">
            <calcext:condition calcext:apply-style-name="Accent" calcext:value="&lt;=[$Foglio1.$U3]" calcext:base-cell-address="Foglio1.C3"/>
          </calcext:conditional-format>
          <calcext:conditional-format calcext:target-range-address="Foglio1.M3:Foglio1.M34">
            <calcext:condition calcext:apply-style-name="Accent" calcext:value="&lt;=[$Foglio1.$T3]" calcext:base-cell-address="Foglio1.M3"/>
          </calcext:conditional-format>
          <calcext:conditional-format calcext:target-range-address="Foglio1.C3:Foglio1.L34">
            <calcext:condition calcext:apply-style-name="Senza nome1" calcext:value="&gt;=[.$M3]" calcext:base-cell-address="Foglio1.C3"/>
          </calcext:conditional-format>
        </calcext:conditional-formats>
      </table:table>
      <table:table table:name="BRKGA" table:style-name="ta1">
        <table:table-column table:style-name="co1" table:default-cell-style-name="ce105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BRKG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FLOPS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style-name="ce105" table:formula="of:=[.$C$2]/[$Foglio1.$B$52]" office:value-type="float" office:value="0.107770845150312" calcext:value-type="float">
            <text:p>0.11</text:p>
          </table:table-cell>
          <table:table-cell table:style-name="ce50" office:value-type="float" office:value="5.7" calcext:value-type="float">
            <text:p>5.7</text:p>
          </table:table-cell>
          <table:table-cell table:number-columns-repeated="2"/>
          <table:table-cell table:formula="of:=1/[.B2]" office:value-type="float" office:value="9.27894736842105" calcext:value-type="float">
            <text:p>9.27894736842105</text:p>
          </table:table-cell>
        </table:table-row>
        <table:table-row table:style-name="ro1">
          <table:table-cell office:value-type="float" office:value="65000" calcext:value-type="float">
            <text:p>65,000.00</text:p>
          </table:table-cell>
          <table:table-cell table:number-columns-repeated="5"/>
        </table:table-row>
        <table:table-row table:style-name="ro1">
          <table:table-cell office:value-type="float" office:value="164000" calcext:value-type="float">
            <text:p>164,000.00</text:p>
          </table:table-cell>
          <table:table-cell table:number-columns-repeated="5"/>
        </table:table-row>
        <table:table-row table:style-name="ro1">
          <table:table-cell office:value-type="float" office:value="322000" calcext:value-type="float">
            <text:p>322,000.00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number-columns-repeated="5"/>
        </table:table-row>
        <table:table-row table:style-name="ro1">
          <table:table-cell office:value-type="float" office:value="66000" calcext:value-type="float">
            <text:p>66,000.00</text:p>
          </table:table-cell>
          <table:table-cell table:number-columns-repeated="5"/>
        </table:table-row>
        <table:table-row table:style-name="ro1">
          <table:table-cell office:value-type="float" office:value="165000" calcext:value-type="float">
            <text:p>165,000.00</text:p>
          </table:table-cell>
          <table:table-cell table:number-columns-repeated="5"/>
        </table:table-row>
        <table:table-row table:style-name="ro1">
          <table:table-cell office:value-type="float" office:value="320000" calcext:value-type="float">
            <text:p>320,000.00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number-columns-repeated="5"/>
        </table:table-row>
        <table:table-row table:style-name="ro1">
          <table:table-cell office:value-type="float" office:value="64000" calcext:value-type="float">
            <text:p>64,000.00</text:p>
          </table:table-cell>
          <table:table-cell table:number-columns-repeated="5"/>
        </table:table-row>
        <table:table-row table:style-name="ro1">
          <table:table-cell office:value-type="float" office:value="171000" calcext:value-type="float">
            <text:p>171,000.00</text:p>
          </table:table-cell>
          <table:table-cell table:number-columns-repeated="5"/>
        </table:table-row>
        <table:table-row table:style-name="ro1">
          <table:table-cell office:value-type="float" office:value="331000" calcext:value-type="float">
            <text:p>331,000.00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,000.00</text:p>
          </table:table-cell>
          <table:table-cell table:number-columns-repeated="5"/>
        </table:table-row>
        <table:table-row table:style-name="ro1">
          <table:table-cell office:value-type="float" office:value="61000" calcext:value-type="float">
            <text:p>61,000.00</text:p>
          </table:table-cell>
          <table:table-cell table:number-columns-repeated="5"/>
        </table:table-row>
        <table:table-row table:style-name="ro1">
          <table:table-cell office:value-type="float" office:value="159000" calcext:value-type="float">
            <text:p>159,000.00</text:p>
          </table:table-cell>
          <table:table-cell table:number-columns-repeated="5"/>
        </table:table-row>
        <table:table-row table:style-name="ro1">
          <table:table-cell office:value-type="float" office:value="318000" calcext:value-type="float">
            <text:p>318,000.00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,000.00</text:p>
          </table:table-cell>
          <table:table-cell table:number-columns-repeated="5"/>
        </table:table-row>
        <table:table-row table:style-name="ro1">
          <table:table-cell office:value-type="float" office:value="121000" calcext:value-type="float">
            <text:p>121,000.00</text:p>
          </table:table-cell>
          <table:table-cell table:number-columns-repeated="5"/>
        </table:table-row>
        <table:table-row table:style-name="ro1">
          <table:table-cell office:value-type="float" office:value="278000" calcext:value-type="float">
            <text:p>278,000.00</text:p>
          </table:table-cell>
          <table:table-cell table:number-columns-repeated="5"/>
        </table:table-row>
        <table:table-row table:style-name="ro1">
          <table:table-cell office:value-type="float" office:value="531000" calcext:value-type="float">
            <text:p>531,000.00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,000.00</text:p>
          </table:table-cell>
          <table:table-cell table:number-columns-repeated="5"/>
        </table:table-row>
        <table:table-row table:style-name="ro1">
          <table:table-cell office:value-type="float" office:value="47000" calcext:value-type="float">
            <text:p>47,000.00</text:p>
          </table:table-cell>
          <table:table-cell table:number-columns-repeated="5"/>
        </table:table-row>
        <table:table-row table:style-name="ro1">
          <table:table-cell office:value-type="float" office:value="127000" calcext:value-type="float">
            <text:p>127,000.00</text:p>
          </table:table-cell>
          <table:table-cell table:number-columns-repeated="5"/>
        </table:table-row>
        <table:table-row table:style-name="ro1">
          <table:table-cell office:value-type="float" office:value="257000" calcext:value-type="float">
            <text:p>257,000.00</text:p>
          </table:table-cell>
          <table:table-cell table:number-columns-repeated="5"/>
        </table:table-row>
        <table:table-row table:style-name="ro1">
          <table:table-cell office:value-type="float" office:value="24000" calcext:value-type="float">
            <text:p>24,000.00</text:p>
          </table:table-cell>
          <table:table-cell table:number-columns-repeated="5"/>
        </table:table-row>
        <table:table-row table:style-name="ro1">
          <table:table-cell office:value-type="float" office:value="99000" calcext:value-type="float">
            <text:p>99,000.00</text:p>
          </table:table-cell>
          <table:table-cell table:number-columns-repeated="5"/>
        </table:table-row>
        <table:table-row table:style-name="ro1">
          <table:table-cell office:value-type="float" office:value="228000" calcext:value-type="float">
            <text:p>228,000.00</text:p>
          </table:table-cell>
          <table:table-cell table:number-columns-repeated="5"/>
        </table:table-row>
        <table:table-row table:style-name="ro1">
          <table:table-cell office:value-type="float" office:value="428000" calcext:value-type="float">
            <text:p>428,000.00</text:p>
          </table:table-cell>
          <table:table-cell table:number-columns-repeated="5"/>
        </table:table-row>
        <table:table-row table:style-name="ro1">
          <table:table-cell office:value-type="float" office:value="27000" calcext:value-type="float">
            <text:p>27,000.00</text:p>
          </table:table-cell>
          <table:table-cell table:number-columns-repeated="5"/>
        </table:table-row>
        <table:table-row table:style-name="ro1">
          <table:table-cell office:value-type="float" office:value="122000" calcext:value-type="float">
            <text:p>122,000.00</text:p>
          </table:table-cell>
          <table:table-cell table:number-columns-repeated="5"/>
        </table:table-row>
        <table:table-row table:style-name="ro1">
          <table:table-cell office:value-type="float" office:value="232000" calcext:value-type="float">
            <text:p>232,000.00</text:p>
          </table:table-cell>
          <table:table-cell table:number-columns-repeated="5"/>
        </table:table-row>
        <table:table-row table:style-name="ro1">
          <table:table-cell office:value-type="float" office:value="451000" calcext:value-type="float">
            <text:p>451,000.00</text:p>
          </table:table-cell>
          <table:table-cell table:number-columns-repeated="5"/>
        </table:table-row>
      </table:table>
      <table:table table:name="AverageExecutionTimes" table:style-name="ta1">
        <table:table-column table:style-name="co12" table:default-cell-style-name="Default"/>
        <table:table-column table:style-name="co1" table:default-cell-style-name="ce18"/>
        <table:table-column table:style-name="co1" table:number-columns-repeated="3" table:default-cell-style-name="Default"/>
        <table:table-column table:style-name="co1" table:default-cell-style-name="ce18"/>
        <table:table-column table:style-name="co13" table:default-cell-style-name="ce118"/>
        <table:table-column table:style-name="co1" table:number-columns-repeated="1017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Heuristic</text:p>
          </table:table-cell>
          <table:covered-table-cell/>
          <table:table-cell table:style-name="ce11" office:value-type="string" calcext:value-type="string" table:number-columns-spanned="4" table:number-rows-spanned="1">
            <text:p>Average Execution Time (ms)</text:p>
          </table:table-cell>
          <table:covered-table-cell table:number-columns-repeated="2" table:style-name="ce12"/>
          <table:covered-table-cell table:style-name="ce6"/>
          <table:table-cell table:style-name="ce117" office:value-type="string" calcext:value-type="string">
            <text:p>Average Bin Gap %</text:p>
          </table:table-cell>
          <table:table-cell table:style-name="ce11" table:number-columns-spanned="5" table:number-rows-spanned="1"/>
          <table:covered-table-cell table:number-columns-repeated="3" table:style-name="ce12"/>
          <table:covered-table-cell table:style-name="ce6"/>
          <table:table-cell table:style-name="ce23"/>
          <table:table-cell table:number-columns-repeated="1011"/>
        </table:table-row>
        <table:table-row table:style-name="ro1">
          <table:table-cell table:style-name="ce12"/>
          <table:table-cell table:style-name="ce6"/>
          <table:table-cell table:style-name="ce12" office:value-type="string" calcext:value-type="string">
            <text:p>n=50</text:p>
          </table:table-cell>
          <table:table-cell table:style-name="ce12" office:value-type="string" calcext:value-type="string">
            <text:p>n=100</text:p>
          </table:table-cell>
          <table:table-cell table:style-name="ce12" office:value-type="string" calcext:value-type="string">
            <text:p>n=150</text:p>
          </table:table-cell>
          <table:table-cell table:style-name="ce6" office:value-type="string" calcext:value-type="string">
            <text:p>n=200</text:p>
          </table:table-cell>
          <table:table-cell/>
          <table:table-cell table:style-name="ce12" table:number-columns-repeated="4"/>
          <table:table-cell table:style-name="ce6"/>
          <table:table-cell table:style-name="ce24"/>
          <table:table-cell table:number-columns-repeated="1011"/>
        </table:table-row>
        <table:table-row table:style-name="ro1">
          <table:table-cell table:style-name="ce88" office:value-type="string" calcext:value-type="string">
            <text:p>Order by Hash</text:p>
          </table:table-cell>
          <table:table-cell table:style-name="ce9" office:value-type="string" calcext:value-type="string">
            <text:p>k=1</text:p>
          </table:table-cell>
          <table:table-cell table:style-name="ce93" table:formula="of:=AVERAGE([$Foglio1.C3];[$Foglio1.C7];[$Foglio1.C11];[$Foglio1.C15];[$Foglio1.C19];[$Foglio1.C23];[$Foglio1.C27];[$Foglio1.C31])" office:value-type="float" office:value="32.6" calcext:value-type="float">
            <text:p>32.60</text:p>
          </table:table-cell>
          <table:table-cell table:style-name="ce93" table:formula="of:=AVERAGE([$Foglio1.C4];[$Foglio1.C8];[$Foglio1.C12];[$Foglio1.C16];[$Foglio1.C20];[$Foglio1.C24];[$Foglio1.C28];[$Foglio1.C32])" office:value-type="float" office:value="109.5125" calcext:value-type="float">
            <text:p>109.51</text:p>
          </table:table-cell>
          <table:table-cell table:style-name="ce93" table:formula="of:=AVERAGE([$Foglio1.C5];[$Foglio1.C9];[$Foglio1.C13];[$Foglio1.C17];[$Foglio1.C21];[$Foglio1.C25];[$Foglio1.C29];[$Foglio1.C33])" office:value-type="float" office:value="275.1875" calcext:value-type="float">
            <text:p>275.19</text:p>
          </table:table-cell>
          <table:table-cell table:style-name="ce93" table:formula="of:=AVERAGE([$Foglio1.C6];[$Foglio1.C10];[$Foglio1.C14];[$Foglio1.C18];[$Foglio1.C22];[$Foglio1.C26];[$Foglio1.C30];[$Foglio1.C34])" office:value-type="float" office:value="539.4375" calcext:value-type="float">
            <text:p>539.44</text:p>
          </table:table-cell>
          <table:table-cell table:style-name="ce99" table:formula="of:=['file:///E:/ArtumRepos/Uni/Tesi/BinPackingThesis/tests/results/elaborated/literature_bins.ods'#$AvgGap.A39]" office:value-type="float" office:value="4.57038759799765" calcext:value-type="float">
            <text:p>4.57</text:p>
          </table:table-cell>
          <table:table-cell table:style-name="ce41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style-name="ce94" table:formula="of:=AVERAGE([$Foglio1.D3];[$Foglio1.D7];[$Foglio1.D11];[$Foglio1.D15];[$Foglio1.D19];[$Foglio1.D23];[$Foglio1.D27];[$Foglio1.D31])" office:value-type="float" office:value="79.1" calcext:value-type="float">
            <text:p>79.10</text:p>
          </table:table-cell>
          <table:table-cell table:style-name="ce96" table:formula="of:=AVERAGE([$Foglio1.D4];[$Foglio1.D8];[$Foglio1.D12];[$Foglio1.D16];[$Foglio1.D20];[$Foglio1.D24];[$Foglio1.D28];[$Foglio1.D32])" office:value-type="float" office:value="383.95" calcext:value-type="float">
            <text:p>383.95</text:p>
          </table:table-cell>
          <table:table-cell table:style-name="ce96" table:formula="of:=AVERAGE([$Foglio1.D5];[$Foglio1.D9];[$Foglio1.D13];[$Foglio1.D17];[$Foglio1.D21];[$Foglio1.D25];[$Foglio1.D29];[$Foglio1.D33])" office:value-type="float" office:value="1000.9125" calcext:value-type="float">
            <text:p>1,000.91</text:p>
          </table:table-cell>
          <table:table-cell table:style-name="ce96" table:formula="of:=AVERAGE([$Foglio1.D6];[$Foglio1.D10];[$Foglio1.D14];[$Foglio1.D18];[$Foglio1.D22];[$Foglio1.D26];[$Foglio1.D30];[$Foglio1.D34])" office:value-type="float" office:value="2094" calcext:value-type="float">
            <text:p>2,094.00</text:p>
          </table:table-cell>
          <table:table-cell table:formula="of:=['file:///E:/ArtumRepos/Uni/Tesi/BinPackingThesis/tests/results/elaborated/literature_bins.ods'#$AvgGap.B39]" office:value-type="float" office:value="4.31502587952926" calcext:value-type="float">
            <text:p>4.32</text:p>
          </table:table-cell>
          <table:table-cell table:number-columns-repeated="4"/>
          <table:table-cell table:style-name="ce10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style-name="ce94" table:formula="of:=AVERAGE([$Foglio1.E3];[$Foglio1.E7];[$Foglio1.E11];[$Foglio1.E15];[$Foglio1.E19];[$Foglio1.E23];[$Foglio1.E27];[$Foglio1.E31])" office:value-type="float" office:value="150.1125" calcext:value-type="float">
            <text:p>150.11</text:p>
          </table:table-cell>
          <table:table-cell table:style-name="ce96" table:formula="of:=AVERAGE([$Foglio1.E4];[$Foglio1.E8];[$Foglio1.E12];[$Foglio1.E16];[$Foglio1.E20];[$Foglio1.E24];[$Foglio1.E28];[$Foglio1.E32])" office:value-type="float" office:value="726.5" calcext:value-type="float">
            <text:p>726.50</text:p>
          </table:table-cell>
          <table:table-cell table:style-name="ce96" table:formula="of:=AVERAGE([$Foglio1.E5];[$Foglio1.E9];[$Foglio1.E13];[$Foglio1.E17];[$Foglio1.E21];[$Foglio1.E25];[$Foglio1.E29];[$Foglio1.E33])" office:value-type="float" office:value="1925.8375" calcext:value-type="float">
            <text:p>1,925.84</text:p>
          </table:table-cell>
          <table:table-cell table:style-name="ce96" table:formula="of:=AVERAGE([$Foglio1.E6];[$Foglio1.E10];[$Foglio1.E14];[$Foglio1.E18];[$Foglio1.E22];[$Foglio1.E26];[$Foglio1.E30];[$Foglio1.E34])" office:value-type="float" office:value="3998.9" calcext:value-type="float">
            <text:p>3,998.90</text:p>
          </table:table-cell>
          <table:table-cell table:formula="of:=['file:///E:/ArtumRepos/Uni/Tesi/BinPackingThesis/tests/results/elaborated/literature_bins.ods'#$AvgGap.C39]" office:value-type="float" office:value="4.29069905983448" calcext:value-type="float">
            <text:p>4.29</text:p>
          </table:table-cell>
          <table:table-cell table:number-columns-repeated="4"/>
          <table:table-cell table:style-name="ce10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style-name="ce94" table:formula="of:=AVERAGE([$Foglio1.F3];[$Foglio1.F7];[$Foglio1.F11];[$Foglio1.F15];[$Foglio1.F19];[$Foglio1.F23];[$Foglio1.F27];[$Foglio1.F31])" office:value-type="float" office:value="285.6" calcext:value-type="float">
            <text:p>285.60</text:p>
          </table:table-cell>
          <table:table-cell table:style-name="ce96" table:formula="of:=AVERAGE([$Foglio1.F4];[$Foglio1.F8];[$Foglio1.F12];[$Foglio1.F16];[$Foglio1.F20];[$Foglio1.F24];[$Foglio1.F28];[$Foglio1.F32])" office:value-type="float" office:value="1404.1875" calcext:value-type="float">
            <text:p>1,404.19</text:p>
          </table:table-cell>
          <table:table-cell table:style-name="ce96" table:formula="of:=AVERAGE([$Foglio1.F5];[$Foglio1.F9];[$Foglio1.F13];[$Foglio1.F17];[$Foglio1.F21];[$Foglio1.F25];[$Foglio1.F29];[$Foglio1.F33])" office:value-type="float" office:value="3771.2125" calcext:value-type="float">
            <text:p>3,771.21</text:p>
          </table:table-cell>
          <table:table-cell table:style-name="ce96" table:formula="of:=AVERAGE([$Foglio1.F6];[$Foglio1.F10];[$Foglio1.F14];[$Foglio1.F18];[$Foglio1.F22];[$Foglio1.F26];[$Foglio1.F30];[$Foglio1.F34])" office:value-type="float" office:value="7707.825" calcext:value-type="float">
            <text:p>7,707.83</text:p>
          </table:table-cell>
          <table:table-cell table:formula="of:=['file:///E:/ArtumRepos/Uni/Tesi/BinPackingThesis/tests/results/elaborated/literature_bins.ods'#$AvgGap.D39]" office:value-type="float" office:value="4.05310496719278" calcext:value-type="float">
            <text:p>4.0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style-name="ce94" table:formula="of:=AVERAGE([$Foglio1.G3];[$Foglio1.G7];[$Foglio1.G11];[$Foglio1.G15];[$Foglio1.G19];[$Foglio1.G23];[$Foglio1.G27];[$Foglio1.G31])" office:value-type="float" office:value="696.6875" calcext:value-type="float">
            <text:p>696.69</text:p>
          </table:table-cell>
          <table:table-cell table:style-name="ce96" table:formula="of:=AVERAGE([$Foglio1.G4];[$Foglio1.G8];[$Foglio1.G12];[$Foglio1.G16];[$Foglio1.G20];[$Foglio1.G24];[$Foglio1.G28];[$Foglio1.G32])" office:value-type="float" office:value="3498.825" calcext:value-type="float">
            <text:p>3,498.83</text:p>
          </table:table-cell>
          <table:table-cell table:style-name="ce96" table:formula="of:=AVERAGE([$Foglio1.G5];[$Foglio1.G9];[$Foglio1.G13];[$Foglio1.G17];[$Foglio1.G21];[$Foglio1.G25];[$Foglio1.G29];[$Foglio1.G33])" office:value-type="float" office:value="9385.275" calcext:value-type="float">
            <text:p>9,385.28</text:p>
          </table:table-cell>
          <table:table-cell table:style-name="ce96" table:formula="of:=AVERAGE([$Foglio1.G6];[$Foglio1.G10];[$Foglio1.G14];[$Foglio1.G18];[$Foglio1.G22];[$Foglio1.G26];[$Foglio1.G30];[$Foglio1.G34])" office:value-type="float" office:value="19591.2875" calcext:value-type="float">
            <text:p>19,591.29</text:p>
          </table:table-cell>
          <table:table-cell table:formula="of:=['file:///E:/ArtumRepos/Uni/Tesi/BinPackingThesis/tests/results/elaborated/literature_bins.ods'#$AvgGap.E39]" office:value-type="float" office:value="3.9464836805439" calcext:value-type="float">
            <text:p>3.95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Single Placement</text:p>
          </table:table-cell>
          <table:table-cell table:style-name="ce9" office:value-type="string" calcext:value-type="string">
            <text:p>k=1</text:p>
          </table:table-cell>
          <table:table-cell table:style-name="ce93" table:formula="of:=AVERAGE([$Foglio1.H3];[$Foglio1.H7];[$Foglio1.H11];[$Foglio1.H15];[$Foglio1.H19];[$Foglio1.H23];[$Foglio1.H27];[$Foglio1.H31])" office:value-type="float" office:value="47.3375" calcext:value-type="float">
            <text:p>47.34</text:p>
          </table:table-cell>
          <table:table-cell table:style-name="ce93" table:formula="of:=AVERAGE([$Foglio1.H4];[$Foglio1.H8];[$Foglio1.H12];[$Foglio1.H16];[$Foglio1.H20];[$Foglio1.H24];[$Foglio1.H28];[$Foglio1.H32])" office:value-type="float" office:value="180.3375" calcext:value-type="float">
            <text:p>180.34</text:p>
          </table:table-cell>
          <table:table-cell table:style-name="ce93" table:formula="of:=AVERAGE([$Foglio1.H5];[$Foglio1.H9];[$Foglio1.H13];[$Foglio1.H17];[$Foglio1.H21];[$Foglio1.H25];[$Foglio1.H29];[$Foglio1.H33])" office:value-type="float" office:value="497.3625" calcext:value-type="float">
            <text:p>497.36</text:p>
          </table:table-cell>
          <table:table-cell table:style-name="ce93" table:formula="of:=AVERAGE([$Foglio1.H6];[$Foglio1.H10];[$Foglio1.H14];[$Foglio1.H18];[$Foglio1.H22];[$Foglio1.H26];[$Foglio1.H30];[$Foglio1.H34])" office:value-type="float" office:value="1047.7" calcext:value-type="float">
            <text:p>1,047.70</text:p>
          </table:table-cell>
          <table:table-cell table:style-name="ce99" table:formula="of:=['file:///E:/ArtumRepos/Uni/Tesi/BinPackingThesis/tests/results/elaborated/literature_bins.ods'#$AvgGap.F39]" office:value-type="float" office:value="4.35095304318129" calcext:value-type="float">
            <text:p>4.35</text:p>
          </table:table-cell>
          <table:table-cell table:style-name="ce41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style-name="ce94" table:formula="of:=AVERAGE([$Foglio1.I3];[$Foglio1.I7];[$Foglio1.I11];[$Foglio1.I15];[$Foglio1.I19];[$Foglio1.I23];[$Foglio1.I27];[$Foglio1.I31])" office:value-type="float" office:value="120.525" calcext:value-type="float">
            <text:p>120.53</text:p>
          </table:table-cell>
          <table:table-cell table:style-name="ce96" table:formula="of:=AVERAGE([$Foglio1.I4];[$Foglio1.I8];[$Foglio1.I12];[$Foglio1.I16];[$Foglio1.I20];[$Foglio1.I24];[$Foglio1.I28];[$Foglio1.I32])" office:value-type="float" office:value="724.6125" calcext:value-type="float">
            <text:p>724.61</text:p>
          </table:table-cell>
          <table:table-cell table:style-name="ce96" table:formula="of:=AVERAGE([$Foglio1.I5];[$Foglio1.I9];[$Foglio1.I13];[$Foglio1.I17];[$Foglio1.I21];[$Foglio1.I25];[$Foglio1.I29];[$Foglio1.I33])" office:value-type="float" office:value="2099.6125" calcext:value-type="float">
            <text:p>2,099.61</text:p>
          </table:table-cell>
          <table:table-cell table:style-name="ce96" table:formula="of:=AVERAGE([$Foglio1.I6];[$Foglio1.I10];[$Foglio1.I14];[$Foglio1.I18];[$Foglio1.I22];[$Foglio1.I26];[$Foglio1.I30];[$Foglio1.I34])" office:value-type="float" office:value="4617.925" calcext:value-type="float">
            <text:p>4,617.93</text:p>
          </table:table-cell>
          <table:table-cell table:formula="of:=['file:///E:/ArtumRepos/Uni/Tesi/BinPackingThesis/tests/results/elaborated/literature_bins.ods'#$AvgGap.G39]" office:value-type="float" office:value="4.01359089444345" calcext:value-type="float">
            <text:p>4.0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style-name="ce94" table:formula="of:=AVERAGE([$Foglio1.J3];[$Foglio1.J7];[$Foglio1.J11];[$Foglio1.J15];[$Foglio1.J19];[$Foglio1.J23];[$Foglio1.J27];[$Foglio1.J31])" office:value-type="float" office:value="229.5" calcext:value-type="float">
            <text:p>229.50</text:p>
          </table:table-cell>
          <table:table-cell table:style-name="ce96" table:formula="of:=AVERAGE([$Foglio1.J4];[$Foglio1.J8];[$Foglio1.J12];[$Foglio1.J16];[$Foglio1.J20];[$Foglio1.J24];[$Foglio1.J28];[$Foglio1.J32])" office:value-type="float" office:value="1381.1" calcext:value-type="float">
            <text:p>1,381.10</text:p>
          </table:table-cell>
          <table:table-cell table:style-name="ce96" table:formula="of:=AVERAGE([$Foglio1.J5];[$Foglio1.J9];[$Foglio1.J13];[$Foglio1.J17];[$Foglio1.J21];[$Foglio1.J25];[$Foglio1.J29];[$Foglio1.J33])" office:value-type="float" office:value="4107.1375" calcext:value-type="float">
            <text:p>4,107.14</text:p>
          </table:table-cell>
          <table:table-cell table:style-name="ce96" table:formula="of:=AVERAGE([$Foglio1.J6];[$Foglio1.J10];[$Foglio1.J14];[$Foglio1.J18];[$Foglio1.J22];[$Foglio1.J26];[$Foglio1.J30];[$Foglio1.J34])" office:value-type="float" office:value="8947.2125" calcext:value-type="float">
            <text:p>8,947.21</text:p>
          </table:table-cell>
          <table:table-cell table:formula="of:=['file:///E:/ArtumRepos/Uni/Tesi/BinPackingThesis/tests/results/elaborated/literature_bins.ods'#$AvgGap.H39]" office:value-type="float" office:value="3.94289277859316" calcext:value-type="float">
            <text:p>3.9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style-name="ce94" table:formula="of:=AVERAGE([$Foglio1.K3];[$Foglio1.K7];[$Foglio1.K11];[$Foglio1.K15];[$Foglio1.K19];[$Foglio1.K23];[$Foglio1.K27];[$Foglio1.K31])" office:value-type="float" office:value="459.5625" calcext:value-type="float">
            <text:p>459.56</text:p>
          </table:table-cell>
          <table:table-cell table:style-name="ce96" table:formula="of:=AVERAGE([$Foglio1.K4];[$Foglio1.K8];[$Foglio1.K12];[$Foglio1.K16];[$Foglio1.K20];[$Foglio1.K24];[$Foglio1.K28];[$Foglio1.K32])" office:value-type="float" office:value="2671.45" calcext:value-type="float">
            <text:p>2,671.45</text:p>
          </table:table-cell>
          <table:table-cell table:style-name="ce96" table:formula="of:=AVERAGE([$Foglio1.K5];[$Foglio1.K9];[$Foglio1.K13];[$Foglio1.K17];[$Foglio1.K21];[$Foglio1.K25];[$Foglio1.K29];[$Foglio1.K33])" office:value-type="float" office:value="8211.5" calcext:value-type="float">
            <text:p>8,211.50</text:p>
          </table:table-cell>
          <table:table-cell table:style-name="ce96" table:formula="of:=AVERAGE([$Foglio1.K6];[$Foglio1.K10];[$Foglio1.K14];[$Foglio1.K18];[$Foglio1.K22];[$Foglio1.K26];[$Foglio1.K30];[$Foglio1.K34])" office:value-type="float" office:value="17638.8125" calcext:value-type="float">
            <text:p>17,638.81</text:p>
          </table:table-cell>
          <table:table-cell table:formula="of:=['file:///E:/ArtumRepos/Uni/Tesi/BinPackingThesis/tests/results/elaborated/literature_bins.ods'#$AvgGap.I39]" office:value-type="float" office:value="3.74245855616663" calcext:value-type="float">
            <text:p>3.7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style-name="ce94" table:formula="of:=AVERAGE([$Foglio1.L3];[$Foglio1.L7];[$Foglio1.L11];[$Foglio1.L15];[$Foglio1.L19];[$Foglio1.L23];[$Foglio1.L27];[$Foglio1.L31])" office:value-type="float" office:value="1124.55" calcext:value-type="float">
            <text:p>1,124.55</text:p>
          </table:table-cell>
          <table:table-cell table:style-name="ce96" table:formula="of:=AVERAGE([$Foglio1.L4];[$Foglio1.L8];[$Foglio1.L12];[$Foglio1.L16];[$Foglio1.L20];[$Foglio1.L24];[$Foglio1.L28];[$Foglio1.L32])" office:value-type="float" office:value="6452.6375" calcext:value-type="float">
            <text:p>6,452.64</text:p>
          </table:table-cell>
          <table:table-cell table:style-name="ce96" table:formula="of:=AVERAGE([$Foglio1.L5];[$Foglio1.L9];[$Foglio1.L13];[$Foglio1.L17];[$Foglio1.L21];[$Foglio1.L25];[$Foglio1.L29];[$Foglio1.L33])" office:value-type="float" office:value="20390.5125" calcext:value-type="float">
            <text:p>20,390.51</text:p>
          </table:table-cell>
          <table:table-cell table:style-name="ce96" table:formula="of:=AVERAGE([$Foglio1.L6];[$Foglio1.L10];[$Foglio1.L14];[$Foglio1.L18];[$Foglio1.L22];[$Foglio1.L26];[$Foglio1.L30];[$Foglio1.L34])" office:value-type="float" office:value="43495.7" calcext:value-type="float">
            <text:p>43,495.70</text:p>
          </table:table-cell>
          <table:table-cell table:formula="of:=['file:///E:/ArtumRepos/Uni/Tesi/BinPackingThesis/tests/results/elaborated/literature_bins.ods'#$AvgGap.J39]" office:value-type="float" office:value="3.51597377823437" calcext:value-type="float">
            <text:p>3.52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 table:number-columns-spanned="2" table:number-rows-spanned="1">
            <text:p>BRKGA-VD</text:p>
          </table:table-cell>
          <table:covered-table-cell table:style-name="ce92"/>
          <table:table-cell table:style-name="ce95" table:formula="of:=AVERAGE([$Foglio1.M3];[$Foglio1.M7];[$Foglio1.M11];[$Foglio1.M15];[$Foglio1.M19];[$Foglio1.M23];[$Foglio1.M27];[$Foglio1.M31])" office:value-type="float" office:value="1845.57572319909" calcext:value-type="float">
            <text:p>1,845.58</text:p>
          </table:table-cell>
          <table:table-cell table:style-name="ce95" table:formula="of:=AVERAGE([$Foglio1.M4];[$Foglio1.M8];[$Foglio1.M12];[$Foglio1.M16];[$Foglio1.M20];[$Foglio1.M24];[$Foglio1.M28];[$Foglio1.M32])" office:value-type="float" office:value="8689.0243902439" calcext:value-type="float">
            <text:p>8,689.02</text:p>
          </table:table-cell>
          <table:table-cell table:style-name="ce95" table:formula="of:=AVERAGE([$Foglio1.M5];[$Foglio1.M9];[$Foglio1.M13];[$Foglio1.M17];[$Foglio1.M21];[$Foglio1.M25];[$Foglio1.M29];[$Foglio1.M33])" office:value-type="float" office:value="20530.3460011344" calcext:value-type="float">
            <text:p>20,530.35</text:p>
          </table:table-cell>
          <table:table-cell table:style-name="ce95" table:formula="of:=AVERAGE([$Foglio1.M6];[$Foglio1.M10];[$Foglio1.M14];[$Foglio1.M18];[$Foglio1.M22];[$Foglio1.M26];[$Foglio1.M30];[$Foglio1.M34])" office:value-type="float" office:value="39848.2699943279" calcext:value-type="float">
            <text:p>39,848.27</text:p>
          </table:table-cell>
          <table:table-cell table:style-name="ce120" office:value-type="float" office:value="0" calcext:value-type="float">
            <text:p>0.00</text:p>
          </table:table-cell>
          <table:table-cell table:style-name="ce103" table:number-columns-repeated="57"/>
          <table:table-cell table:number-columns-repeated="960"/>
        </table:table-row>
        <table:table-row table:style-name="ro1">
          <table:table-cell table:style-name="ce41"/>
          <table:table-cell table:style-name="ce9"/>
          <table:table-cell table:style-name="ce41" table:number-columns-repeated="3"/>
          <table:table-cell table:style-name="ce9"/>
          <table:table-cell table:style-name="ce99"/>
          <table:table-cell table:style-name="ce41" table:number-columns-repeated="57"/>
          <table:table-cell table:number-columns-repeated="96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8" office:value-type="string" calcext:value-type="string" table:number-columns-spanned="2" table:number-rows-spanned="1">
            <text:p>Heuristic</text:p>
          </table:table-cell>
          <table:covered-table-cell table:style-name="ce9"/>
          <table:table-cell table:style-name="ce108" office:value-type="string" calcext:value-type="string" table:number-columns-spanned="4" table:number-rows-spanned="1">
            <text:p>Average Execution Time (s)</text:p>
          </table:table-cell>
          <table:covered-table-cell table:number-columns-repeated="2" table:style-name="ce3"/>
          <table:covered-table-cell table:style-name="ce7"/>
          <table:table-cell table:style-name="ce121" office:value-type="string" calcext:value-type="string">
            <text:p>Average Bin Gap %</text:p>
          </table:table-cell>
          <table:table-cell table:style-name="ce41" table:number-columns-repeated="57"/>
          <table:table-cell table:number-columns-repeated="960"/>
        </table:table-row>
        <table:table-row table:style-name="ro1">
          <table:table-cell table:style-name="ce12"/>
          <table:table-cell table:style-name="ce6"/>
          <table:table-cell table:style-name="ce12" office:value-type="string" calcext:value-type="string">
            <text:p>n=50</text:p>
          </table:table-cell>
          <table:table-cell table:style-name="ce12" office:value-type="string" calcext:value-type="string">
            <text:p>n=100</text:p>
          </table:table-cell>
          <table:table-cell table:style-name="ce12" office:value-type="string" calcext:value-type="string">
            <text:p>n=150</text:p>
          </table:table-cell>
          <table:table-cell table:style-name="ce6" office:value-type="string" calcext:value-type="string">
            <text:p>n=200</text:p>
          </table:table-cell>
          <table:table-cell table:number-columns-repeated="1018"/>
        </table:table-row>
        <table:table-row table:style-name="ro1">
          <table:table-cell table:style-name="ce88" office:value-type="string" calcext:value-type="string">
            <text:p>Order by Hash</text:p>
          </table:table-cell>
          <table:table-cell table:style-name="ce9" office:value-type="string" calcext:value-type="string">
            <text:p>k=1</text:p>
          </table:table-cell>
          <table:table-cell table:style-name="ce93" table:formula="of:=[.C3]/1000" office:value-type="float" office:value="0.0326" calcext:value-type="float">
            <text:p>0.03</text:p>
          </table:table-cell>
          <table:table-cell table:style-name="ce93" table:formula="of:=[.D3]/1000" office:value-type="float" office:value="0.1095125" calcext:value-type="float">
            <text:p>0.11</text:p>
          </table:table-cell>
          <table:table-cell table:style-name="ce93" table:formula="of:=[.E3]/1000" office:value-type="float" office:value="0.2751875" calcext:value-type="float">
            <text:p>0.28</text:p>
          </table:table-cell>
          <table:table-cell table:style-name="ce93" table:formula="of:=[.F3]/1000" office:value-type="float" office:value="0.5394375" calcext:value-type="float">
            <text:p>0.54</text:p>
          </table:table-cell>
          <table:table-cell table:style-name="ce99" table:formula="of:=['file:///E:/ArtumRepos/Uni/Tesi/BinPackingThesis/tests/results/elaborated/literature_bins.ods'#$AvgGap.A39]" office:value-type="float" office:value="4.57038759799765" calcext:value-type="float">
            <text:p>4.57</text:p>
          </table:table-cell>
          <table:table-cell table:style-name="ce41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style-name="ce96" table:formula="of:=[.C4]/1000" office:value-type="float" office:value="0.0791" calcext:value-type="float">
            <text:p>0.08</text:p>
          </table:table-cell>
          <table:table-cell table:style-name="ce96" table:formula="of:=[.D4]/1000" office:value-type="float" office:value="0.38395" calcext:value-type="float">
            <text:p>0.38</text:p>
          </table:table-cell>
          <table:table-cell table:style-name="ce96" table:formula="of:=[.E4]/1000" office:value-type="float" office:value="1.0009125" calcext:value-type="float">
            <text:p>1.00</text:p>
          </table:table-cell>
          <table:table-cell table:style-name="ce96" table:formula="of:=[.F4]/1000" office:value-type="float" office:value="2.094" calcext:value-type="float">
            <text:p>2.09</text:p>
          </table:table-cell>
          <table:table-cell table:formula="of:=['file:///E:/ArtumRepos/Uni/Tesi/BinPackingThesis/tests/results/elaborated/literature_bins.ods'#$AvgGap.B39]" office:value-type="float" office:value="4.31502587952926" calcext:value-type="float">
            <text:p>4.3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style-name="ce96" table:formula="of:=[.C5]/1000" office:value-type="float" office:value="0.1501125" calcext:value-type="float">
            <text:p>0.15</text:p>
          </table:table-cell>
          <table:table-cell table:style-name="ce96" table:formula="of:=[.D5]/1000" office:value-type="float" office:value="0.7265" calcext:value-type="float">
            <text:p>0.73</text:p>
          </table:table-cell>
          <table:table-cell table:style-name="ce96" table:formula="of:=[.E5]/1000" office:value-type="float" office:value="1.9258375" calcext:value-type="float">
            <text:p>1.93</text:p>
          </table:table-cell>
          <table:table-cell table:style-name="ce96" table:formula="of:=[.F5]/1000" office:value-type="float" office:value="3.9989" calcext:value-type="float">
            <text:p>4.00</text:p>
          </table:table-cell>
          <table:table-cell table:formula="of:=['file:///E:/ArtumRepos/Uni/Tesi/BinPackingThesis/tests/results/elaborated/literature_bins.ods'#$AvgGap.C39]" office:value-type="float" office:value="4.29069905983448" calcext:value-type="float">
            <text:p>4.29</text:p>
          </table:table-cell>
          <table:table-cell table:number-columns-repeated="1017"/>
        </table:table-row>
        <table:table-row table:style-name="ro1">
          <table:table-cell table:style-name="ce109"/>
          <table:table-cell table:style-name="ce111" office:value-type="string" calcext:value-type="string">
            <text:p>k=20</text:p>
          </table:table-cell>
          <table:table-cell table:style-name="ce116" table:formula="of:=[.C6]/1000" office:value-type="float" office:value="0.2856" calcext:value-type="float">
            <text:p>0.29</text:p>
          </table:table-cell>
          <table:table-cell table:style-name="ce116" table:formula="of:=[.D6]/1000" office:value-type="float" office:value="1.4041875" calcext:value-type="float">
            <text:p>1.40</text:p>
          </table:table-cell>
          <table:table-cell table:style-name="ce116" table:formula="of:=[.E6]/1000" office:value-type="float" office:value="3.7712125" calcext:value-type="float">
            <text:p>3.77</text:p>
          </table:table-cell>
          <table:table-cell table:style-name="ce116" table:formula="of:=[.F6]/1000" office:value-type="float" office:value="7.707825" calcext:value-type="float">
            <text:p>7.71</text:p>
          </table:table-cell>
          <table:table-cell table:style-name="ce117" table:formula="of:=['file:///E:/ArtumRepos/Uni/Tesi/BinPackingThesis/tests/results/elaborated/literature_bins.ods'#$AvgGap.D39]" office:value-type="float" office:value="4.05310496719278" calcext:value-type="float">
            <text:p>4.05</text:p>
          </table:table-cell>
          <table:table-cell table:style-name="ce109" table:number-columns-repeated="101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style-name="ce96" table:formula="of:=[.C7]/1000" office:value-type="float" office:value="0.6966875" calcext:value-type="float">
            <text:p>0.70</text:p>
          </table:table-cell>
          <table:table-cell table:style-name="ce96" table:formula="of:=[.D7]/1000" office:value-type="float" office:value="3.498825" calcext:value-type="float">
            <text:p>3.50</text:p>
          </table:table-cell>
          <table:table-cell table:style-name="ce96" table:formula="of:=[.E7]/1000" office:value-type="float" office:value="9.385275" calcext:value-type="float">
            <text:p>9.39</text:p>
          </table:table-cell>
          <table:table-cell table:style-name="ce96" table:formula="of:=[.F7]/1000" office:value-type="float" office:value="19.5912875" calcext:value-type="float">
            <text:p>19.59</text:p>
          </table:table-cell>
          <table:table-cell table:formula="of:=['file:///E:/ArtumRepos/Uni/Tesi/BinPackingThesis/tests/results/elaborated/literature_bins.ods'#$AvgGap.E39]" office:value-type="float" office:value="3.9464836805439" calcext:value-type="float">
            <text:p>3.95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Single Placement</text:p>
          </table:table-cell>
          <table:table-cell table:style-name="ce9" office:value-type="string" calcext:value-type="string">
            <text:p>k=1</text:p>
          </table:table-cell>
          <table:table-cell table:style-name="ce93" table:formula="of:=[.C8]/1000" office:value-type="float" office:value="0.0473375" calcext:value-type="float">
            <text:p>0.05</text:p>
          </table:table-cell>
          <table:table-cell table:style-name="ce93" table:formula="of:=[.D8]/1000" office:value-type="float" office:value="0.1803375" calcext:value-type="float">
            <text:p>0.18</text:p>
          </table:table-cell>
          <table:table-cell table:style-name="ce93" table:formula="of:=[.E8]/1000" office:value-type="float" office:value="0.4973625" calcext:value-type="float">
            <text:p>0.50</text:p>
          </table:table-cell>
          <table:table-cell table:style-name="ce93" table:formula="of:=[.F8]/1000" office:value-type="float" office:value="1.0477" calcext:value-type="float">
            <text:p>1.05</text:p>
          </table:table-cell>
          <table:table-cell table:style-name="ce99" table:formula="of:=['file:///E:/ArtumRepos/Uni/Tesi/BinPackingThesis/tests/results/elaborated/literature_bins.ods'#$AvgGap.F39]" office:value-type="float" office:value="4.35095304318129" calcext:value-type="float">
            <text:p>4.35</text:p>
          </table:table-cell>
          <table:table-cell table:style-name="ce41" table:number-columns-repeated="57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style-name="ce96" table:formula="of:=[.C9]/1000" office:value-type="float" office:value="0.120525" calcext:value-type="float">
            <text:p>0.12</text:p>
          </table:table-cell>
          <table:table-cell table:style-name="ce96" table:formula="of:=[.D9]/1000" office:value-type="float" office:value="0.7246125" calcext:value-type="float">
            <text:p>0.72</text:p>
          </table:table-cell>
          <table:table-cell table:style-name="ce96" table:formula="of:=[.E9]/1000" office:value-type="float" office:value="2.0996125" calcext:value-type="float">
            <text:p>2.10</text:p>
          </table:table-cell>
          <table:table-cell table:style-name="ce96" table:formula="of:=[.F9]/1000" office:value-type="float" office:value="4.617925" calcext:value-type="float">
            <text:p>4.62</text:p>
          </table:table-cell>
          <table:table-cell table:formula="of:=['file:///E:/ArtumRepos/Uni/Tesi/BinPackingThesis/tests/results/elaborated/literature_bins.ods'#$AvgGap.G39]" office:value-type="float" office:value="4.01359089444345" calcext:value-type="float">
            <text:p>4.01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k=10</text:p>
          </table:table-cell>
          <table:table-cell table:style-name="ce116" table:formula="of:=[.C10]/1000" office:value-type="float" office:value="0.2295" calcext:value-type="float">
            <text:p>0.23</text:p>
          </table:table-cell>
          <table:table-cell table:style-name="ce116" table:formula="of:=[.D10]/1000" office:value-type="float" office:value="1.3811" calcext:value-type="float">
            <text:p>1.38</text:p>
          </table:table-cell>
          <table:table-cell table:style-name="ce116" table:formula="of:=[.E10]/1000" office:value-type="float" office:value="4.1071375" calcext:value-type="float">
            <text:p>4.11</text:p>
          </table:table-cell>
          <table:table-cell table:style-name="ce116" table:formula="of:=[.F10]/1000" office:value-type="float" office:value="8.9472125" calcext:value-type="float">
            <text:p>8.95</text:p>
          </table:table-cell>
          <table:table-cell table:style-name="ce117" table:formula="of:=['file:///E:/ArtumRepos/Uni/Tesi/BinPackingThesis/tests/results/elaborated/literature_bins.ods'#$AvgGap.H39]" office:value-type="float" office:value="3.94289277859316" calcext:value-type="float">
            <text:p>3.9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style-name="ce96" table:formula="of:=[.C11]/1000" office:value-type="float" office:value="0.4595625" calcext:value-type="float">
            <text:p>0.46</text:p>
          </table:table-cell>
          <table:table-cell table:style-name="ce96" table:formula="of:=[.D11]/1000" office:value-type="float" office:value="2.67145" calcext:value-type="float">
            <text:p>2.67</text:p>
          </table:table-cell>
          <table:table-cell table:style-name="ce96" table:formula="of:=[.E11]/1000" office:value-type="float" office:value="8.2115" calcext:value-type="float">
            <text:p>8.21</text:p>
          </table:table-cell>
          <table:table-cell table:style-name="ce96" table:formula="of:=[.F11]/1000" office:value-type="float" office:value="17.6388125" calcext:value-type="float">
            <text:p>17.64</text:p>
          </table:table-cell>
          <table:table-cell table:formula="of:=['file:///E:/ArtumRepos/Uni/Tesi/BinPackingThesis/tests/results/elaborated/literature_bins.ods'#$AvgGap.I39]" office:value-type="float" office:value="3.74245855616663" calcext:value-type="float">
            <text:p>3.7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style-name="ce96" table:formula="of:=[.C12]/1000" office:value-type="float" office:value="1.12455" calcext:value-type="float">
            <text:p>1.12</text:p>
          </table:table-cell>
          <table:table-cell table:style-name="ce96" table:formula="of:=[.D12]/1000" office:value-type="float" office:value="6.4526375" calcext:value-type="float">
            <text:p>6.45</text:p>
          </table:table-cell>
          <table:table-cell table:style-name="ce96" table:formula="of:=[.E12]/1000" office:value-type="float" office:value="20.3905125" calcext:value-type="float">
            <text:p>20.39</text:p>
          </table:table-cell>
          <table:table-cell table:style-name="ce96" table:formula="of:=[.F12]/1000" office:value-type="float" office:value="43.4957" calcext:value-type="float">
            <text:p>43.50</text:p>
          </table:table-cell>
          <table:table-cell table:formula="of:=['file:///E:/ArtumRepos/Uni/Tesi/BinPackingThesis/tests/results/elaborated/literature_bins.ods'#$AvgGap.J39]" office:value-type="float" office:value="3.51597377823437" calcext:value-type="float">
            <text:p>3.52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 table:number-columns-spanned="2" table:number-rows-spanned="1">
            <text:p>BRKGA-VD</text:p>
          </table:table-cell>
          <table:covered-table-cell table:style-name="ce92"/>
          <table:table-cell table:style-name="ce95" table:formula="of:=[.C13]/1000" office:value-type="float" office:value="1.84557572319909" calcext:value-type="float">
            <text:p>1.85</text:p>
          </table:table-cell>
          <table:table-cell table:style-name="ce95" table:formula="of:=[.D13]/1000" office:value-type="float" office:value="8.6890243902439" calcext:value-type="float">
            <text:p>8.69</text:p>
          </table:table-cell>
          <table:table-cell table:style-name="ce95" table:formula="of:=[.E13]/1000" office:value-type="float" office:value="20.5303460011344" calcext:value-type="float">
            <text:p>20.53</text:p>
          </table:table-cell>
          <table:table-cell table:style-name="ce95" table:formula="of:=[.F13]/1000" office:value-type="float" office:value="39.8482699943279" calcext:value-type="float">
            <text:p>39.85</text:p>
          </table:table-cell>
          <table:table-cell table:style-name="ce120" office:value-type="float" office:value="0" calcext:value-type="float">
            <text:p>0.00</text:p>
          </table:table-cell>
          <table:table-cell table:style-name="ce103" table:number-columns-repeated="57"/>
          <table:table-cell table:number-columns-repeated="96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E:/ArtumRepos/Uni/Tesi/BinPackingThesis/tests/results/elaborated/literature_bins.ods'#AvgGap" table:print="false" table:style-name="ta_extref">
        <table:table-source xlink:type="simple" xlink:href="../literature_bins.ods" table:table-name="AvgGap" table:filter-name="calc8" table:mode="copy-results-only"/>
        <table:table-column table:number-columns-repeated="10"/>
        <table:table-row table:number-rows-repeated="38">
          <table:table-cell table:number-columns-repeated="10"/>
        </table:table-row>
        <table:table-row>
          <table:table-cell table:style-name="ce5" office:value-type="float" office:value="4.57038759799765">
            <text:p>4.57038759799765</text:p>
          </table:table-cell>
          <table:table-cell table:style-name="ce5" office:value-type="float" office:value="4.31502587952926">
            <text:p>4.31502587952926</text:p>
          </table:table-cell>
          <table:table-cell table:style-name="ce5" office:value-type="float" office:value="4.29069905983448">
            <text:p>4.29069905983448</text:p>
          </table:table-cell>
          <table:table-cell table:style-name="ce5" office:value-type="float" office:value="4.05310496719278">
            <text:p>4.05310496719278</text:p>
          </table:table-cell>
          <table:table-cell table:style-name="ce5" office:value-type="float" office:value="3.9464836805439">
            <text:p>3.9464836805439</text:p>
          </table:table-cell>
          <table:table-cell table:style-name="ce5" office:value-type="float" office:value="4.35095304318129">
            <text:p>4.35095304318129</text:p>
          </table:table-cell>
          <table:table-cell table:style-name="ce5" office:value-type="float" office:value="4.01359089444345">
            <text:p>4.01359089444345</text:p>
          </table:table-cell>
          <table:table-cell table:style-name="ce5" office:value-type="float" office:value="3.94289277859316">
            <text:p>3.94289277859316</text:p>
          </table:table-cell>
          <table:table-cell table:style-name="ce5" office:value-type="float" office:value="3.74245855616663">
            <text:p>3.74245855616663</text:p>
          </table:table-cell>
          <table:table-cell table:style-name="ce5" office:value-type="float" office:value="3.51597377823437">
            <text:p>3.51597377823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nza_20_nome1" style:display-name="Senza nome1" style:family="table-cell" style:parent-style-name="Default">
      <style:text-properties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9:56:04.96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2T14:55:27.819000000</meta:creation-date>
    <dc:date>2022-03-21T19:57:37.871000000</dc:date>
    <meta:editing-duration>PT1H4M12S</meta:editing-duration>
    <meta:editing-cycles>14</meta:editing-cycles>
    <meta:generator>LibreOffice/6.4.4.2$Windows_X86_64 LibreOffice_project/3d775be2011f3886db32dfd395a6a6d1ca2630ff</meta:generator>
    <meta:document-statistic meta:table-count="3" meta:cell-count="705" meta:object-count="0"/>
  </office:meta>
</office:document-meta>
</file>